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tyle:font-face style:name="Liberation Sans1" svg:font-family="'Liberation Sans'"/>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1.976cm"/>
    </style:style>
    <style:style style:name="co2" style:family="table-column">
      <style:table-column-properties fo:break-before="auto" style:column-width="8.643cm"/>
    </style:style>
    <style:style style:name="co3" style:family="table-column">
      <style:table-column-properties fo:break-before="auto" style:column-width="6.95cm"/>
    </style:style>
    <style:style style:name="co4" style:family="table-column">
      <style:table-column-properties fo:break-before="auto" style:column-width="6.346cm"/>
    </style:style>
    <style:style style:name="co5" style:family="table-column">
      <style:table-column-properties fo:break-before="auto" style:column-width="7.461cm"/>
    </style:style>
    <style:style style:name="co6" style:family="table-column">
      <style:table-column-properties fo:break-before="auto" style:column-width="4.454cm"/>
    </style:style>
    <style:style style:name="co7" style:family="table-column">
      <style:table-column-properties fo:break-before="auto" style:column-width="5.549cm"/>
    </style:style>
    <style:style style:name="co8" style:family="table-column">
      <style:table-column-properties fo:break-before="auto" style:column-width="7.331cm"/>
    </style:style>
    <style:style style:name="co9" style:family="table-column">
      <style:table-column-properties fo:break-before="auto" style:column-width="7.84cm"/>
    </style:style>
    <style:style style:name="co10" style:family="table-column">
      <style:table-column-properties fo:break-before="auto" style:column-width="6.415cm"/>
    </style:style>
    <style:style style:name="co11" style:family="table-column">
      <style:table-column-properties fo:break-before="auto" style:column-width="6.918cm"/>
    </style:style>
    <style:style style:name="co12" style:family="table-column">
      <style:table-column-properties fo:break-before="auto" style:column-width="11.24cm"/>
    </style:style>
    <style:style style:name="co13" style:family="table-column">
      <style:table-column-properties fo:break-before="auto" style:column-width="12.375cm"/>
    </style:style>
    <style:style style:name="co14" style:family="table-column">
      <style:table-column-properties fo:break-before="auto" style:column-width="10.469cm"/>
    </style:style>
    <style:style style:name="co15" style:family="table-column">
      <style:table-column-properties fo:break-before="auto" style:column-width="11.506cm"/>
    </style:style>
    <style:style style:name="co16" style:family="table-column">
      <style:table-column-properties fo:break-before="auto" style:column-width="11.201cm"/>
    </style:style>
    <style:style style:name="co17" style:family="table-column">
      <style:table-column-properties fo:break-before="auto" style:column-width="1.799cm"/>
    </style:style>
    <style:style style:name="ro1" style:family="table-row">
      <style:table-row-properties style:row-height="0.736cm" fo:break-before="auto" style:use-optimal-row-height="true"/>
    </style:style>
    <style:style style:name="ro2" style:family="table-row">
      <style:table-row-properties style:row-height="20.652cm" fo:break-before="auto" style:use-optimal-row-height="false"/>
    </style:style>
    <style:style style:name="ro3" style:family="table-row">
      <style:table-row-properties style:row-height="18.814cm" fo:break-before="auto" style:use-optimal-row-height="false"/>
    </style:style>
    <style:style style:name="ro4" style:family="table-row">
      <style:table-row-properties style:row-height="17.507cm" fo:break-before="auto" style:use-optimal-row-height="false"/>
    </style:style>
    <style:style style:name="ro5" style:family="table-row">
      <style:table-row-properties style:row-height="29.72cm" fo:break-before="auto" style:use-optimal-row-height="false"/>
    </style:style>
    <style:style style:name="ro6" style:family="table-row">
      <style:table-row-properties style:row-height="24.89cm" fo:break-before="auto" style:use-optimal-row-height="false"/>
    </style:style>
    <style:style style:name="ro7" style:family="table-row">
      <style:table-row-properties style:row-height="0.452cm" fo:break-before="auto" style:use-optimal-row-height="true"/>
    </style:style>
    <style:style style:name="ro8" style:family="table-row">
      <style:table-row-properties style:row-height="0.487cm" fo:break-before="auto" style:use-optimal-row-height="true"/>
    </style:style>
    <style:style style:name="ta1" style:family="table" style:master-page-name="mp1">
      <style:table-properties table:display="true" style:writing-mode="lr-tb"/>
    </style:style>
    <style:style style:name="ce2" style:family="table-cell" style:parent-style-name="Default" style:data-style-name="N0">
      <style:table-cell-properties fo:background-color="transparent" fo:wrap-option="wrap" style:vertical-align="middle"/>
      <style:text-properties fo:font-size="10pt" fo:font-weight="bold" style:font-size-asian="10pt" style:font-weight-asian="bold" style:font-size-complex="10pt" style:font-weight-complex="bold"/>
    </style:style>
    <style:style style:name="ce8" style:family="table-cell" style:parent-style-name="Default" style:data-style-name="N0">
      <style:table-cell-properties style:text-align-source="fix" style:repeat-content="false" fo:background-color="transparent" fo:wrap-option="wrap" style:vertical-align="top"/>
      <style:paragraph-properties fo:text-align="center" fo:margin-left="0cm"/>
      <style:text-properties fo:font-size="10pt" style:font-size-asian="10pt" style:font-size-complex="10pt"/>
    </style:style>
    <style:style style:name="ce4" style:family="table-cell" style:parent-style-name="Default" style:data-style-name="N0">
      <style:table-cell-properties fo:background-color="transparent" fo:wrap-option="wrap" style:vertical-align="middle"/>
      <style:text-properties fo:font-size="10pt" style:font-size-asian="10pt" style:font-size-complex="10pt"/>
    </style:style>
    <style:style style:name="ce6" style:family="table-cell" style:parent-style-name="Default" style:data-style-name="N0">
      <style:table-cell-properties fo:background-color="transparent" fo:wrap-option="wrap" style:vertical-align="middle"/>
      <style:text-properties fo:color="#c9211e" fo:font-size="10pt" style:font-size-asian="10pt" style:font-size-complex="10pt"/>
    </style:style>
    <style:style style:name="ce3" style:family="table-cell" style:parent-style-name="Default" style:data-style-name="N0">
      <style:table-cell-properties fo:background-color="transparent" style:vertical-align="middle"/>
      <style:text-properties fo:font-size="10pt" style:font-size-asian="10pt" style:font-size-complex="10pt"/>
    </style:style>
    <style:style style:name="ce1" style:family="table-cell" style:parent-style-name="Default" style:data-style-name="N0"/>
    <style:style style:name="ce13" style:family="table-cell" style:parent-style-name="Default" style:data-style-name="N0">
      <style:table-cell-properties style:text-align-source="fix" style:repeat-content="false" fo:background-color="transparent" fo:wrap-option="wrap" style:vertical-align="top"/>
      <style:paragraph-properties fo:text-align="start" fo:margin-left="0cm"/>
      <style:text-properties fo:font-size="10pt" style:font-size-asian="10pt" style:font-size-complex="10pt"/>
    </style:style>
    <style:style style:name="ce16" style:family="table-cell" style:parent-style-name="Default" style:data-style-name="N0">
      <style:table-cell-properties style:text-align-source="value-type" style:repeat-content="false" fo:background-color="transparent" fo:wrap-option="wrap" style:vertical-align="top"/>
      <style:paragraph-properties fo:margin-left="0cm"/>
      <style:text-properties fo:font-size="10pt" style:font-size-asian="10pt" style:font-size-complex="10pt"/>
    </style:style>
    <style:style style:name="ce5" style:family="table-cell" style:parent-style-name="Default" style:data-style-name="N0">
      <style:table-cell-properties fo:background-color="transparent" fo:wrap-option="wrap" style:vertical-align="middle"/>
      <style:text-properties fo:font-size="8pt" style:font-size-asian="8pt" style:font-size-complex="8pt"/>
    </style:style>
    <style:style style:name="ce17" style:family="table-cell" style:parent-style-name="Default" style:data-style-name="N0">
      <style:table-cell-properties fo:background-color="transparent" fo:wrap-option="wrap" style:vertical-align="top"/>
      <style:text-properties fo:font-size="10pt" style:font-size-asian="10pt" style:font-size-complex="10pt"/>
    </style:style>
    <style:style style:name="ce18" style:family="table-cell" style:parent-style-name="Default" style:data-style-name="N0">
      <style:table-cell-properties fo:background-color="transparent" style:vertical-align="middle"/>
      <style:text-properties fo:font-size="10pt" fo:font-weight="bold" style:font-size-asian="10pt" style:font-weight-asian="bold" style:font-size-complex="10pt" style:font-weight-complex="bold"/>
    </style:style>
    <style:style style:name="ce24" style:family="table-cell" style:parent-style-name="Default" style:data-style-name="N0">
      <style:table-cell-properties fo:background-color="#e6e905" style:text-align-source="fix" style:repeat-content="false" fo:wrap-option="wrap" style:vertical-align="middle"/>
      <style:paragraph-properties fo:text-align="center" fo:margin-left="0cm"/>
      <style:text-properties fo:font-size="10pt" fo:font-weight="bold" style:font-size-asian="10pt" style:font-weight-asian="bold" style:font-size-complex="10pt" style:font-weight-complex="bold"/>
    </style:style>
    <style:style style:name="ce28" style:family="table-cell" style:parent-style-name="Default">
      <style:table-cell-properties style:text-align-source="fix" style:repeat-content="false" fo:background-color="transparent" fo:wrap-option="wrap" style:vertical-align="top"/>
      <style:paragraph-properties fo:text-align="start" fo:margin-left="0cm"/>
      <style:text-properties fo:font-size="10pt" style:font-size-asian="10pt" style:font-size-complex="10pt"/>
    </style:style>
    <style:style style:name="ce25" style:family="table-cell" style:parent-style-name="Default" style:data-style-name="N0">
      <style:table-cell-properties fo:background-color="transparent"/>
    </style:style>
    <style:style style:name="ce19" style:family="table-cell" style:parent-style-name="Default" style:data-style-name="N0">
      <style:table-cell-properties fo:background-color="transparent" style:vertical-align="top"/>
      <style:text-properties fo:font-size="10pt" style:font-size-asian="10pt" style:font-size-complex="10pt"/>
    </style:style>
    <style:style style:name="ce27" style:family="table-cell" style:parent-style-name="Default" style:data-style-name="N0">
      <style:table-cell-properties style:text-align-source="fix" style:repeat-content="false" fo:background-color="transparent" style:vertical-align="top"/>
      <style:paragraph-properties fo:text-align="start" fo:margin-left="0cm"/>
      <style:text-properties fo:font-size="10pt" style:font-size-asian="10pt" style:font-size-complex="10pt"/>
    </style:style>
    <style:style style:name="T1" style:family="text">
      <style:text-properties fo:color="#000000" style:font-name="Calibri"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Calibri" style:font-name-complex="Calib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2" style:family="text">
      <style:text-properties style:font-size-asian="10pt" style:font-size-complex="10pt"/>
    </style:style>
    <style:style style:name="T3" style:family="text">
      <style:text-properties style:font-size-asian="10pt" style:font-size-complex="10pt" fo:font-weight="normal" style:font-weight-asian="normal" style:font-weight-complex="normal"/>
    </style:style>
    <style:style style:name="T4" style:family="text">
      <style:text-properties fo:font-weight="normal" style:font-size-asian="10pt" style:font-size-complex="10pt" style:font-weight-asian="normal" style:font-weight-complex="normal"/>
    </style:style>
    <style:style style:name="T5" style:family="text">
      <style:text-properties fo:color="#000000" style:font-name="Calibri" fo:font-size="10pt" fo:font-weight="normal"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Calibri" style:font-name-complex="Calib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6" style:family="text">
      <style:text-properties style:text-overline-style="none" style:text-overline-color="font-color" fo:color="#000000" fo:language="en" fo:country="GB" style:text-line-through-mode="continuous" fo:text-shadow="none" style:text-outline="false" fo:font-style="normal" style:text-line-through-type="none" style:text-underline-style="none" style:text-underline-color="font-color" fo:font-weight="normal" fo:font-size="10pt" style:language-asian="zh" style:country-asian="CN" style:language-complex="hi" style:country-complex="IN" style:font-name-asian="Calibri" style:font-relief="none" style:text-emphasize="none" style:font-style-complex="normal" style:font-style-asian="normal" style:font-weight-complex="normal" style:font-weight-asian="normal" style:font-size-complex="10pt" style:font-size-asian="10pt" style:font-name-complex="Calibri" style:font-name="Calibri"/>
    </style:style>
    <style:style style:name="T7" style:family="text">
      <style:text-properties style:text-overline-style="none" style:text-overline-color="font-color" fo:color="#000000" fo:language="en" fo:country="GB" style:text-line-through-mode="continuous" fo:text-shadow="none" style:text-outline="false" fo:font-style="normal" style:text-line-through-type="none" style:text-underline-style="none" style:text-underline-color="font-color" fo:font-size="10pt" style:language-asian="zh" style:country-asian="CN" style:language-complex="hi" style:country-complex="IN" style:font-name-asian="Calibri" style:font-relief="none" style:text-emphasize="none" style:font-style-complex="normal" style:font-style-asian="normal" style:font-size-complex="10pt" style:font-size-asian="10pt" style:font-name-complex="Calibri" style:font-name="Calibri" fo:font-weight="bold" style:font-weight-asian="bold" style:font-weight-complex="bold"/>
    </style:style>
    <style:style style:name="T8" style:family="text">
      <style:text-properties style:text-overline-style="none" style:text-overline-color="font-color" fo:color="#000000" fo:language="en" fo:country="GB" style:text-line-through-mode="continuous" fo:text-shadow="none" style:text-outline="false" fo:font-style="normal" style:text-line-through-type="none" style:text-underline-style="none" style:text-underline-color="font-color" fo:font-size="10pt" style:language-asian="zh" style:country-asian="CN" style:language-complex="hi" style:country-complex="IN" style:font-name-asian="Calibri" style:font-relief="none" style:text-emphasize="none" style:font-style-complex="normal" style:font-style-asian="normal" style:font-size-complex="10pt" style:font-size-asian="10pt" style:font-name-complex="Calibri" style:font-name="Calibri" fo:font-weight="normal" style:font-weight-asian="normal" style:font-weight-complex="normal"/>
    </style:style>
    <style:style style:name="T9" style:family="text">
      <style:text-properties fo:color="#000000" style:font-name="Calibri" fo:font-size="10pt" fo:font-weight="bold"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Calibri" style:font-name-complex="Calibri"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10" style:family="text">
      <style:text-properties style:text-overline-style="none" style:text-overline-color="font-color" fo:color="#000000" fo:font-size="10pt" fo:font-weight="bold"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Calibri" style:font-name-complex="Calibri" style:font-size-asian="10pt" style:font-size-complex="10pt" style:font-weight-asian="bold" style:font-weight-complex="bold" style:font-style-asian="normal" style:font-style-complex="normal" style:text-emphasize="none" style:font-relief="none" style:font-name="Calibri"/>
    </style:style>
    <style:style style:name="T11" style:family="text">
      <style:text-properties style:text-overline-style="none" style:text-overline-color="font-color" fo:color="#000000"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Calibri" style:font-name-complex="Calibri" style:font-size-asian="10pt" style:font-size-complex="10pt" style:font-style-asian="normal" style:font-style-complex="normal" style:text-emphasize="none" style:font-relief="none" style:font-name="Calibri" fo:font-weight="normal" style:font-weight-asian="normal" style:font-weight-complex="normal"/>
    </style:style>
    <style:style style:name="T12" style:family="text">
      <style:text-properties fo:font-weight="bold" style:font-weight-asian="bold" style:font-weight-complex="bold"/>
    </style:style>
    <style:style style:name="T13" style:family="text">
      <style:text-properties style:text-line-through-mode="continuous" style:text-overline-style="none" style:text-overline-color="font-color" fo:text-shadow="none" style:text-outline="false" fo:font-style="normal" style:text-line-through-type="none" style:text-underline-style="none" style:text-underline-color="font-color" fo:font-size="10pt" fo:color="#000000" style:font-name-asian="Calibri" style:language-asian="zh" style:country-asian="CN" style:language-complex="hi" style:country-complex="IN" fo:language="en" fo:country="GB" style:font-relief="none" style:text-emphasize="none" style:font-style-complex="normal" style:font-style-asian="normal" style:font-size-complex="10pt" style:font-size-asian="10pt" style:font-name-complex="Calibri" style:font-name="Calibri"/>
    </style:style>
    <style:style style:name="T14" style:family="text">
      <style:text-properties style:text-line-through-mode="continuous" style:text-overline-style="none" style:text-overline-color="font-color" fo:text-shadow="none" style:text-outline="false" fo:font-style="normal" style:text-line-through-type="none" style:text-underline-style="none" style:text-underline-color="font-color" fo:font-size="10pt" fo:color="#000000" style:font-name-asian="Calibri" style:language-asian="zh" style:country-asian="CN" style:language-complex="hi" style:country-complex="IN" fo:language="en" fo:country="GB" style:font-relief="none" style:text-emphasize="none" style:font-style-complex="normal" style:font-style-asian="normal" style:font-size-complex="10pt" style:font-size-asian="10pt" style:font-name-complex="Calibri" style:font-name="Calibri" style:font-weight-asian="bold" fo:font-weight="bold" style:font-weight-complex="bold"/>
    </style:style>
    <style:style style:name="T15" style:family="text">
      <style:text-properties style:text-line-through-mode="continuous" style:text-overline-style="none" style:text-overline-color="font-color" fo:text-shadow="none" style:text-outline="false" fo:font-style="normal" style:text-line-through-type="none" style:text-underline-style="none" style:text-underline-color="font-color" fo:font-size="10pt" fo:color="#000000" style:font-name-asian="Calibri" style:language-asian="zh" style:country-asian="CN" style:language-complex="hi" style:country-complex="IN" fo:language="en" fo:country="GB" style:font-relief="none" style:text-emphasize="none" style:font-style-complex="normal" style:font-style-asian="normal" style:font-size-complex="10pt" style:font-size-asian="10pt" style:font-name-complex="Calibri" style:font-name="Calibri" fo:font-weight="bold" style:font-weight-asian="bold" style:font-weight-complex="bold"/>
    </style:style>
    <style:style style:name="T16" style:family="text">
      <style:text-properties style:text-line-through-mode="continuous" style:text-overline-style="none" style:text-overline-color="font-color" fo:text-shadow="none" style:text-outline="false" fo:font-style="normal" style:text-line-through-type="none" style:text-underline-style="none" style:text-underline-color="font-color" fo:font-size="10pt" fo:color="#000000" style:font-name-asian="Calibri" style:language-asian="zh" style:country-asian="CN" style:language-complex="hi" style:country-complex="IN" fo:language="en" fo:country="GB" style:font-relief="none" style:text-emphasize="none" style:font-style-complex="normal" style:font-style-asian="normal" style:font-size-complex="10pt" style:font-size-asian="10pt" style:font-name-complex="Calibri" style:font-name="Calibri" fo:font-weight="normal" style:font-weight-asian="normal" style:font-weight-complex="normal"/>
    </style:style>
    <style:style style:name="T17" style:family="text">
      <style:text-properties fo:color="#000000" style:language-asian="zh" style:country-asian="CN" style:text-line-through-mode="continuous" fo:text-shadow="none" style:text-outline="false" fo:font-style="normal" style:text-line-through-type="none" style:text-underline-style="none" style:text-underline-color="font-color" fo:font-size="10pt" style:text-overline-style="none" style:text-overline-color="font-color" style:font-name-asian="Calibri" fo:language="en" fo:country="GB" style:font-name="Calibri" style:font-name-complex="Calibri" style:font-size-asian="10pt" style:font-size-complex="10pt" style:font-style-asian="normal" style:font-style-complex="normal" style:text-emphasize="none" style:font-relief="none" style:language-complex="hi" style:country-complex="IN"/>
    </style:style>
    <style:style style:name="T18" style:family="text">
      <style:text-properties fo:color="#000000" style:language-asian="zh" style:country-asian="CN" style:text-line-through-mode="continuous" fo:text-shadow="none" style:text-outline="false" fo:font-style="normal" style:text-line-through-type="none" style:text-underline-style="none" style:text-underline-color="font-color" fo:font-size="10pt" style:text-overline-style="none" style:text-overline-color="font-color" style:font-name-asian="Calibri" fo:language="en" fo:country="GB" style:font-name="Calibri" style:font-name-complex="Calibri" style:font-size-asian="10pt" style:font-size-complex="10pt" style:font-style-asian="normal" style:font-style-complex="normal" style:text-emphasize="none" style:font-relief="none" style:language-complex="hi" style:country-complex="IN" fo:font-weight="bold" style:font-weight-asian="bold" style:font-weight-complex="bold"/>
    </style:style>
    <style:style style:name="T19" style:family="text">
      <style:text-properties fo:color="#000000" style:language-asian="zh" style:country-asian="CN" style:text-line-through-mode="continuous" fo:text-shadow="none" style:text-outline="false" fo:font-style="normal" style:text-line-through-type="none" style:text-underline-style="none" style:text-underline-color="font-color" fo:font-size="10pt" style:text-overline-style="none" style:text-overline-color="font-color" style:font-name-asian="Calibri" fo:language="en" fo:country="GB" style:font-name="Calibri" style:font-name-complex="Calibri" style:font-size-asian="10pt" style:font-size-complex="10pt" style:font-style-asian="normal" style:font-style-complex="normal" style:text-emphasize="none" style:font-relief="none" style:language-complex="hi" style:country-complex="IN" fo:font-weight="normal" style:font-weight-asian="normal" style:font-weight-complex="normal"/>
    </style:style>
    <style:style style:name="T20" style:family="text">
      <style:text-properties fo:font-weight="normal" style:font-weight-asian="normal" style:font-weight-complex="normal"/>
    </style:style>
    <style:style style:name="T21" style:family="text">
      <style:text-properties style:language-asian="zh" style:country-asian="CN" style:font-weight-asian="normal" style:text-overline-style="none" style:text-overline-color="font-color" style:font-relief="none" style:text-emphasize="none" style:font-style-complex="normal" style:font-style-asian="normal" style:font-size-complex="10pt" style:font-size-asian="10pt" style:font-name-complex="Calibri" style:font-name-asian="Calibri" style:language-complex="hi" style:country-complex="IN" fo:color="#000000" fo:language="en" fo:country="GB" style:text-line-through-mode="continuous" fo:text-shadow="none" style:text-outline="false" fo:font-style="normal" style:text-line-through-type="none" style:text-underline-style="none" style:text-underline-color="font-color" fo:font-size="10pt" style:font-name="Calibri" fo:font-weight="normal" style:font-weight-complex="normal"/>
    </style:style>
    <style:style style:name="T22" style:family="text">
      <style:text-properties fo:color="#000000" style:font-name="Calibri"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Calibri" style:font-name-complex="Calibri"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23" style:family="text">
      <style:text-properties fo:font-weight="bold" style:font-weight-complex="bold" fo:color="#000000" style:font-name="Calibri" fo:font-size="10pt" style:text-underline-style="none" style:text-underline-color="font-color" style:text-line-through-type="none" fo:font-style="normal" style:text-outline="false" fo:text-shadow="none" style:text-line-through-mode="continuous" fo:language="en" fo:country="GB" style:language-complex="hi" style:country-complex="IN" style:language-asian="zh" style:country-asian="CN" style:font-name-asian="Calibri" style:font-name-complex="Calibri" style:font-size-asian="10pt" style:font-size-complex="10pt" style:font-style-asian="normal" style:font-style-complex="normal" style:text-emphasize="none" style:font-relief="none" style:text-overline-style="none" style:text-overline-color="font-color" style:font-weight-asian="bold"/>
    </style:style>
    <style:style style:name="T24" style:family="text">
      <style:text-properties fo:color="#000000" style:font-name="Calibri" fo:font-size="10pt" style:text-underline-style="none" style:text-underline-color="font-color" style:text-line-through-type="none" fo:font-style="normal" style:text-outline="false" fo:text-shadow="none" style:text-line-through-mode="continuous" fo:language="en" fo:country="GB" style:language-complex="hi" style:country-complex="IN" style:language-asian="zh" style:country-asian="CN" style:font-name-asian="Calibri" style:font-name-complex="Calibri" style:font-size-asian="10pt" style:font-size-complex="10pt" style:font-style-asian="normal" style:font-style-complex="normal" style:text-emphasize="none" style:font-relief="none" style:text-overline-style="none" style:text-overline-color="font-color" style:font-weight-complex="normal" style:font-weight-asian="normal" fo:font-weight="normal"/>
    </style:style>
    <style:style style:name="T25" style:family="text">
      <style:text-properties style:language-asian="zh" style:country-asian="CN" style:text-overline-style="none" style:text-overline-color="font-color" style:font-relief="none" style:text-emphasize="none" style:font-style-complex="normal" style:font-style-asian="normal" style:font-size-complex="10pt" style:font-size-asian="10pt" style:font-name-complex="Calibri" style:font-name-asian="Calibri" style:language-complex="hi" style:country-complex="IN" fo:color="#000000" fo:language="en" fo:country="GB" style:text-line-through-mode="continuous" fo:text-shadow="none" style:text-outline="false" fo:font-style="normal" style:text-line-through-type="none" style:text-underline-style="none" style:text-underline-color="font-color" fo:font-size="10pt" style:font-name="Calibri" fo:font-weight="normal" style:font-weight-asian="normal" style:font-weight-complex="normal"/>
    </style:style>
    <style:style style:name="T26" style:family="text">
      <style:text-properties fo:font-weight="bold" style:font-weight-complex="bold" fo:color="#000000" style:text-overline-style="none" style:text-overline-color="font-color" style:font-relief="none" style:text-emphasize="none" style:font-style-complex="normal" style:font-style-asian="normal" style:font-size-complex="10pt" style:font-size-asian="10pt" style:font-name-complex="Calibri" style:font-name-asian="Calibri" style:language-complex="hi" style:country-complex="IN" style:language-asian="zh" style:country-asian="CN" fo:language="en" fo:country="GB" style:text-line-through-mode="continuous" fo:text-shadow="none" style:text-outline="false" fo:font-style="normal" style:text-line-through-type="none" style:text-underline-style="none" style:text-underline-color="font-color" fo:font-size="10pt" style:font-name="Calibri" style:font-weight-asian="bold"/>
    </style:style>
    <style:style style:name="T27" style:family="text">
      <style:text-properties fo:color="#000000" style:text-overline-style="none" style:text-overline-color="font-color" style:font-relief="none" style:text-emphasize="none" style:font-style-complex="normal" style:font-style-asian="normal" style:font-size-complex="10pt" style:font-size-asian="10pt" style:font-name-complex="Calibri" style:font-name-asian="Calibri" style:language-complex="hi" style:country-complex="IN" style:language-asian="zh" style:country-asian="CN" fo:language="en" fo:country="GB" style:text-line-through-mode="continuous" fo:text-shadow="none" style:text-outline="false" fo:font-style="normal" style:text-line-through-type="none" style:text-underline-style="none" style:text-underline-color="font-color" fo:font-size="10pt" style:font-name="Calibri" style:font-weight-complex="normal" style:font-weight-asian="normal" fo:font-weight="normal"/>
    </style:style>
    <style:style style:name="T28" style:family="text">
      <style:text-properties fo:color="#000000" style:font-name="Calibri" fo:font-size="10pt" style:text-underline-style="none" style:text-underline-color="font-color" style:text-line-through-type="none" fo:font-style="normal" style:text-outline="false" fo:text-shadow="none" style:text-line-through-mode="continuous" fo:language="en" fo:country="GB" style:language-asian="zh" style:country-asian="CN" style:language-complex="hi" style:country-complex="IN" style:font-name-asian="Calibri" style:font-name-complex="Calibri"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style:style style:name="T29" style:family="text">
      <style:text-properties style:language-asian="zh" style:country-asian="CN" style:text-overline-style="none" style:text-overline-color="font-color" style:font-relief="none" style:text-emphasize="none" style:font-style-complex="normal" style:font-style-asian="normal" style:font-size-complex="10pt" style:font-size-asian="10pt" style:font-name-complex="Calibri" style:font-name-asian="Calibri" style:language-complex="hi" style:country-complex="IN" fo:color="#000000" fo:language="en" fo:country="GB" style:text-line-through-mode="continuous" fo:text-shadow="none" style:text-outline="false" fo:font-style="normal" style:text-line-through-type="none" style:text-underline-style="none" style:text-underline-color="font-color" fo:font-size="10pt" style:font-name="Calibri" fo:font-weight="bold" style:font-weight-asian="bold" style:font-weight-complex="bold"/>
    </style:style>
    <style:style style:name="T30" style:family="text">
      <style:text-properties style:language-asian="zh" style:country-asian="CN" style:font-weight-asian="normal" style:font-name="Calibri" fo:font-size="10pt" style:text-underline-style="none" style:text-underline-color="font-color" style:text-line-through-type="none" fo:font-style="normal" style:text-outline="false" fo:text-shadow="none" style:text-line-through-mode="continuous" fo:language="en" fo:country="GB" style:language-complex="hi" style:country-complex="IN" fo:color="#000000" style:font-name-asian="Calibri" style:font-name-complex="Calibri" style:font-size-asian="10pt" style:font-size-complex="10pt" style:font-style-asian="normal" style:font-style-complex="normal" style:text-emphasize="none" style:font-relief="none" style:text-overline-style="none" style:text-overline-color="font-color" fo:font-weight="normal" style:font-weight-complex="normal"/>
    </style:style>
    <style:style style:name="T31" style:family="text">
      <style:text-properties style:language-asian="zh" style:country-asian="CN" style:font-weight-asian="bold" style:text-overline-style="none" style:text-overline-color="font-color" style:font-relief="none" style:text-emphasize="none" style:font-style-complex="normal" style:font-style-asian="normal" style:font-size-complex="10pt" style:font-size-asian="10pt" style:font-name-complex="Calibri" style:font-name-asian="Calibri" style:language-complex="hi" style:country-complex="IN" fo:color="#000000" fo:language="en" fo:country="GB" style:text-line-through-mode="continuous" fo:text-shadow="none" style:text-outline="false" fo:font-style="normal" style:text-line-through-type="none" style:text-underline-style="none" style:text-underline-color="font-color" fo:font-size="10pt" style:font-name="Calibri" fo:font-weight="bold" style:font-weight-complex="bold"/>
    </style:style>
    <style:style style:name="T32" style:family="text">
      <style:text-properties style:font-name-asian="Calibri" style:font-weight-asian="bold" fo:font-size="10pt" style:text-underline-style="none" style:text-underline-color="font-color" style:text-line-through-type="none" fo:font-style="normal" style:text-outline="false" fo:text-shadow="none" style:text-line-through-mode="continuous" fo:language="en" fo:country="GB" fo:color="#000000" style:language-complex="hi" style:country-complex="IN" style:font-name="Calibri" style:font-name-complex="Calibri" style:font-size-asian="10pt" style:font-size-complex="10pt" style:font-style-asian="normal" style:font-style-complex="normal" style:text-emphasize="none" style:font-relief="none" style:text-overline-style="none" style:text-overline-color="font-color" style:language-asian="zh" style:country-asian="CN" fo:font-weight="bold" style:font-weight-complex="bold"/>
    </style:style>
    <style:style style:name="T33" style:family="text">
      <style:text-properties style:language-complex="hi" style:country-complex="IN" style:text-overline-style="none" style:text-overline-color="font-color" style:font-relief="none" style:text-emphasize="none" style:font-style-complex="normal" style:font-style-asian="normal" style:font-weight-complex="normal" style:font-weight-asian="normal" style:font-size-complex="10pt" style:font-size-asian="10pt" style:font-name-complex="Calibri" style:font-name-asian="Calibri" fo:color="#000000" style:language-asian="zh" style:country-asian="CN" fo:language="en" fo:country="GB" style:text-line-through-mode="continuous" fo:text-shadow="none" style:text-outline="false" fo:font-style="normal" style:text-line-through-type="none" style:text-underline-style="none" style:text-underline-color="font-color" fo:font-weight="normal" fo:font-size="10pt" style:font-name="Calibri"/>
    </style:style>
  </office:automatic-styles>
  <office:body>
    <office:spreadsheet>
      <table:calculation-settings table:automatic-find-labels="false" table:use-regular-expressions="false"/>
      <table:table table:name="Code_Refactoring"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25"/>
        <table:table-column table:style-name="co13" table:default-cell-style-name="ce25"/>
        <table:table-column table:style-name="co14" table:default-cell-style-name="ce25"/>
        <table:table-column table:style-name="co15" table:default-cell-style-name="ce25"/>
        <table:table-column table:style-name="co16" table:default-cell-style-name="ce25"/>
        <table:table-column table:style-name="co17" table:number-columns-repeated="1005" table:default-cell-style-name="ce1"/>
        <table:table-column table:style-name="co17" table:number-columns-repeated="3" table:default-cell-style-name="Default"/>
        <table:table-row table:style-name="ro1">
          <table:table-cell table:style-name="ce2" office:value-type="string" calcext:value-type="string">
            <text:p>Year paper</text:p>
          </table:table-cell>
          <table:table-cell table:style-name="ce2" office:value-type="string" calcext:value-type="string">
            <text:p>Title / Authors</text:p>
          </table:table-cell>
          <table:table-cell table:style-name="ce2" office:value-type="string" calcext:value-type="string">
            <text:p>Main problem / goal addressed</text:p>
          </table:table-cell>
          <table:table-cell table:style-name="ce2" office:value-type="string" calcext:value-type="string">
            <text:p>Solution</text:p>
          </table:table-cell>
          <table:table-cell table:style-name="ce2" office:value-type="string" calcext:value-type="string">
            <text:p>Solution details (used artifacts, energy metrics, energy efficiency tactics)</text:p>
          </table:table-cell>
          <table:table-cell table:style-name="ce2" office:value-type="string" calcext:value-type="string">
            <text:p>Domain (Mobile Apps, Web, IoT middleware ..)</text:p>
          </table:table-cell>
          <table:table-cell table:style-name="ce2" office:value-type="string" calcext:value-type="string">
            <text:p>Architectural level (network, middleware, etc)</text:p>
          </table:table-cell>
          <table:table-cell table:style-name="ce2" office:value-type="string" calcext:value-type="string">
            <text:p>Evaluation of approach (Case study, empirical study)</text:p>
          </table:table-cell>
          <table:table-cell table:style-name="ce2" office:value-type="string" calcext:value-type="string">
            <text:p>Results or notes on evaluation</text:p>
          </table:table-cell>
          <table:table-cell table:style-name="ce2" office:value-type="string" calcext:value-type="string">
            <text:p>Conclusion/future work</text:p>
          </table:table-cell>
          <table:table-cell table:style-name="ce18" office:value-type="string" calcext:value-type="string">
            <text:p><text:s/>Related work </text:p>
          </table:table-cell>
          <table:table-cell table:style-name="ce24" office:value-type="string" calcext:value-type="string">
            <text:p>Name of the code refatoring</text:p>
          </table:table-cell>
          <table:table-cell table:style-name="ce24" office:value-type="string" calcext:value-type="string">
            <text:p>Positive and Negative impact</text:p>
          </table:table-cell>
          <table:table-cell table:style-name="ce24" office:value-type="string" calcext:value-type="string">
            <text:p>Programming Language</text:p>
          </table:table-cell>
          <table:table-cell table:style-name="ce24" office:value-type="string" calcext:value-type="string">
            <text:p>Benchmarks of testing</text:p>
          </table:table-cell>
          <table:table-cell table:style-name="ce24" office:value-type="string" calcext:value-type="string">
            <text:p>Tool Name of Energy Consumption measurement</text:p>
          </table:table-cell>
          <table:table-cell table:style-name="ce3" table:number-columns-repeated="1005"/>
          <table:table-cell table:number-columns-repeated="3"/>
        </table:table-row>
        <table:table-row table:style-name="ro2">
          <table:table-cell table:style-name="ce8" office:value-type="float" office:value="2014" calcext:value-type="float">
            <text:p>2014</text:p>
          </table:table-cell>
          <table:table-cell table:style-name="ce13" office:value-type="string" calcext:value-type="string">
            <text:p>How Do Code Refactorings Affect Energy Usage?</text:p>
            <text:p>Cagri Sahin, Lori Pollock, ..</text:p>
          </table:table-cell>
          <table:table-cell table:style-name="ce13" office:value-type="string" calcext:value-type="string">
            <text:p>Software engineers traditionally focused on quality attributes other than energy efficiency, leaving it to lower-level systems and hardware engineers. However, recent studies show that software engineers can play a crucial role in reducing energy consumption through high-level design and implementation decisions. A challenge faced by developers is the lack of information on how their choices impact energy consumption. Researchers are conducting empirical studies to investigate this and bridge the knowledge gap.</text:p>
          </table:table-cell>
          <table:table-cell table:style-name="ce17" office:value-type="string" calcext:value-type="string">
            <text:p>This study investigated the energy impacts of commonly used code refactorings on 197 applications. The results showed that refactorings can both increase and decrease energy usage, and traditional metrics are inadequate for predicting these impacts. To address this, the study proposes enhancing integrated development environments (IDEs) with energy-aware features to assist developers in building more energy-efficient software. This would provide real-time feedback on the energy implications of refactoring choices, enabling informed decisions and prioritizing energy efficiency during development.</text:p>
          </table:table-cell>
          <table:table-cell table:style-name="ce17" office:value-type="string" calcext:value-type="string">
            <text:p>The study examined nine Java applications with extensive JUnit test suites, representing both large and small projects from various domains. It focused on six selected refactorings that are commonly used and result in structural changes in the compiled bytecode. The applications were executed on JVM 7 and JVM 6, which have significant differences that can affect the impact of refactorings. The study followed a three-step procedure: Subject Creation involved applying the refactorings to create 197 refactored versions, ensuring coverage of executed code using the Clover tool. Data Collection involved measuring power usage, execution times, and dynamic execution counts using Apache Ant, synchronization information, and Clover coverage. In the Post Processing step, collected data was synchronized, filtered, and converted, with power usage data used to calculate total energy usage. The study's findings offer valuable insights for developers in making informed deployment decisions.</text:p>
          </table:table-cell>
          <table:table-cell table:style-name="ce17" office:value-type="string" calcext:value-type="string">
            <text:p>The domain of the paper is focused on general software applications written in Java. The study investigates the impact of refactorings on energy usage in these applications, without specifying a specific domain such as mobile apps, web applications, or IoT middleware.</text:p>
          </table:table-cell>
          <table:table-cell table:style-name="ce17" office:value-type="string" calcext:value-type="string">
            <text:p>The paper primarily focuses on the architectural level of software applications. It examines the impacts of applying refactorings on energy usage, without specifically discussing network architecture or middleware. The study analyzes the effects of refactorings at the software application level rather than delving into specific architectural layers or components.</text:p>
          </table:table-cell>
          <table:table-cell table:style-name="ce17" office:value-type="string" calcext:value-type="string">
            <text:p>Authors conducted an empirical study to investigate the energy impacts of 197 applications of 6 commonly-used refactorings.</text:p>
          </table:table-cell>
          <table:table-cell table:style-name="ce16" office:value-type="string" calcext:value-type="string">
            <text:p>The study's results indicate that refactorings can have a significant impact on energy usage in software applications, with varying frequencies and directions of impact. However, refactorings are not consistent in their effects within and across applications, as well as within and across platforms. This emphasizes the need for considering energy efficiency during refactorings and highlights the contextual nature of their energy impact. Regarding the prediction of energy usage impact, the study explored the correlation between execution time and energy usage, finding a moderately strong positive correlation. However, it noted that execution time alone is not a reliable predictor of energy usage changes. Additionally, the study found no correlation between dynamic execution counts of refactored locations and energy usage impacts. Threats to validity include potential measurement errors in energy usage, the limited number of refactorings and platforms studied, and the generalizability of the findings to different contexts and environments.</text:p>
          </table:table-cell>
          <table:table-cell table:style-name="ce17" office:value-type="string" calcext:value-type="string">
            <text:p>This empirical study examines the impact of refactorings on energy usage. Analyzing six commonly used refactorings across nine Java programs, the results show that all refactorings can significantly affect energy usage, with the potential for both increases and decreases. However, the effects vary across applications and platforms, and commonly used metrics like execution time and dynamic execution counts are not reliable predictors of energy impacts. Further research is needed to understand the underlying reasons for these impacts and develop alternative methods for accurate prediction. Expanding the study's scope and exploring additional information sources are future directions to support software engineers in making energy-efficient refactoring decisions.</text:p>
          </table:table-cell>
          <table:table-cell table:style-name="ce13" office:value-type="string" calcext:value-type="string">
            <text:p>The related work section discusses previous studies on the energy impacts of software engineering decisions. These studies cover various topics, including method inlining, design pattern application, sorting algorithms, energy consumption in smartphone apps, global stereo matching algorithms, software system selection, web server choice for web applications, and energy measurement techniques.</text:p>
            <text:p>The studies show that software engineering decisions can significantly affect energy usage, but the effects vary depending on the specific context. For example, inlining methods and applying design patterns can have different impacts on energy usage, sorting algorithms exhibit diverse energy consumption patterns regardless of their time complexity, and different web servers can influence energy consumption in web applications.</text:p>
            <text:p>Accurately measuring or estimating energy consumption presents challenges, and different approaches like hardware instrumentation, simulation-based methods, and estimation-based models have been used. Each approach has its strengths and limitations in terms of accuracy, cost, and practicality.</text:p>
          </table:table-cell>
          <table:table-cell table:style-name="ce28" office:value-type="string" calcext:value-type="string">
            <text:p><text:span text:style-name="T5">Six refactorings considered in the study, the following code refactorings are mentioned:</text:span></text:p>
            <text:p/>
            <text:p><text:span text:style-name="T6">1. </text:span><text:span text:style-name="T7">Convert Local Variable to Field</text:span><text:span text:style-name="T8">: Turns a local variable into a field.</text:span></text:p>
            <text:p/>
            <text:p><text:span text:style-name="T6">2. </text:span><text:span text:style-name="T7">Extract Local Variable</text:span><text:span text:style-name="T8">: Creates a new variable assigned to the selected expression and replaces the selection with a reference to the new variable.</text:span></text:p>
            <text:p/>
            <text:p><text:span text:style-name="T6">3. </text:span><text:span text:style-name="T7">Extract Method</text:span><text:span text:style-name="T8">: Creates a new method containing the selected statement or expression and replaces the selection with a reference to the new method.</text:span></text:p>
            <text:p/>
            <text:p><text:span text:style-name="T6">4. </text:span><text:span text:style-name="T7">Introduce Indirection</text:span><text:span text:style-name="T8">: Creates a static method to indirectly delegate to the selected method.</text:span></text:p>
            <text:p/>
            <text:p><text:span text:style-name="T6">5. </text:span><text:span text:style-name="T7">Inline Method</text:span><text:span text:style-name="T8">: Copies the body of a callee method into the body of a caller method.</text:span></text:p>
            <text:p/>
            <text:p><text:span text:style-name="T6">6. </text:span><text:span text:style-name="T7">Introduce Parameter Object</text:span><text:span text:style-name="T8">: Replaces a set of parameters with a new class and updates all callers to pass an instance of the new class as the value to the introduced parameter.</text:span></text:p>
            <text:p/>
            <text:p><text:span text:style-name="T9">Platform Consideration:</text:span></text:p>
            <text:p/>
            <text:p><text:span text:style-name="T6">The platforms considered in the study are versions </text:span><text:span text:style-name="T7">7u25 (JVM 7) and 6b27 (JVM 6) of the OpenJDK Java Runtime Environment (JRE</text:span><text:span text:style-name="T8">). These versions were chosen because they are the most commonly used in practice. The study aims to investigate how the refactorings applied on different underlying platforms (JVM 7 and JVM 6) impact energy consumption. </text:span></text:p>
          </table:table-cell>
          <table:table-cell table:style-name="ce28" office:value-type="string" calcext:value-type="string">
            <text:p>The refactorings  impact on energy consumption:</text:p>
            <text:p/>
            <text:p>1. <text:span text:style-name="T12">Refactoring: Convert Local Variable to Field</text:span></text:p>
            <text:p>   - <text:span text:style-name="T12">Result</text:span>: This refactoring had a statistically significant difference in energy usage in 13 out of 36 cases for JVM 6 and 12 out of 36 cases for JVM 7.</text:p>
            <text:p/>
            <text:p>2. <text:span text:style-name="T12">Refactoring: Extract Local Variable</text:span></text:p>
            <text:p>   - <text:span text:style-name="T12">Result</text:span>: This refactoring had the least impact on energy usage, with only 3 out of 17 cases for JVM 6 and 0 out of 17 cases for JVM 7 showing a significant difference.</text:p>
            <text:p/>
            <text:p>3. <text:span text:style-name="T12">Refactoring: Extract Method</text:span></text:p>
            <text:p>   - <text:span text:style-name="T12">Result</text:span>: This refactoring increased energy usage 8 times and decreased energy usage 2 times on JVM 6.</text:p>
            <text:p/>
            <text:p>4. <text:span text:style-name="T12">Refactoring: Inline Method</text:span></text:p>
            <text:p>   - <text:span text:style-name="T12">Result</text:span>: This refactoring had varying impacts on energy usage across different applications and platforms.</text:p>
            <text:p/>
            <text:p>5. <text:span text:style-name="T12">Refactoring: Introduce Indirection</text:span></text:p>
            <text:p>   - <text:span text:style-name="T12">Result</text:span>: This refactoring had both positive and negative impacts on energy usage, with cases where it decreased energy usage and cases where it increased energy usage.</text:p>
            <text:p/>
            <text:p>6. <text:span text:style-name="T12">Refactoring: Introduce Parameter Object</text:span></text:p>
            <text:p>   - <text:span text:style-name="T12">Result</text:span>: This refactoring had a significant impact on energy usage, with 12 out of 36 cases for JVM 6 and 13 out of 36 cases for JVM 7 showing a difference.</text:p>
            <text:p/>
            <text:p>Overall, the analysis showed that applying refactorings can have a significant impact on energy usage. Some refactorings consistently affected energy consumption, while others had varying effects depending on the application and platform. The magnitude of the impact ranged from -7.50% to 4.54% in terms of percentage improvement in energy usage.</text:p>
            <text:p/>
            <text:p> These refactorings were analyzed in the context of their impact on energy usage, and their individual names and results were provided based on the information given.</text:p>
            <text:p/>
            <text:p>Each refactoring, except for Extract Local Variable, had both positive (decreased energy usage) and negative (increased energy usage) impacts. This means that certain refactorings can potentially reduce energy consumption.</text:p>
          </table:table-cell>
          <table:table-cell table:style-name="ce13" office:value-type="string" calcext:value-type="string">
            <text:p><text:span text:style-name="T13">The study focuses on </text:span><text:span text:style-name="T14">Java applications </text:span><text:span text:style-name="T13">and considers the impacts of applying refactorings on energy consumption. The study investigates the effects of </text:span><text:span text:style-name="T15">six commonly used refactorings on nine Java applications</text:span><text:span text:style-name="T13">. The </text:span><text:span text:style-name="T15">java applications selected cover a variety of domains and vary in size</text:span><text:span text:style-name="T16">. The java applications are </text:span></text:p>
            <text:p/>
            <text:p><text:span text:style-name="T12">1. Commons Beanutils</text:span></text:p>
            <text:p/>
            <text:p><text:span text:style-name="T12">2. Commons CLI</text:span></text:p>
            <text:p/>
            <text:p><text:span text:style-name="T12">3. Commons Collections</text:span></text:p>
            <text:p/>
            <text:p><text:span text:style-name="T12">4. Commons IO</text:span></text:p>
            <text:p/>
            <text:p><text:span text:style-name="T12">5. Commons Lang</text:span></text:p>
            <text:p/>
            <text:p><text:span text:style-name="T12">6. Commons Math</text:span></text:p>
            <text:p/>
            <text:p><text:span text:style-name="T12">7. Joda-Convert</text:span></text:p>
            <text:p/>
            <text:p><text:span text:style-name="T12">8. Joda-Time</text:span></text:p>
            <text:p/>
            <text:p><text:span text:style-name="T12">9. Sudoku</text:span></text:p>
            <text:p/>
            <text:p>The study also examines the impact of executing the original and refactored versions of the applications on <text:span text:style-name="T12">different versions of the OpenJDK Java Runtime Environment (JRE), specifically versions 7u25 (JVM 7) and 6b27 (JVM 6).</text:span></text:p>
            <text:p/>
            <text:p>Overall, the study focuses on Java applications, investigates the energy consumption of different refactorings, and analyzes the effects of executing applications on different JVM versions.</text:p>
          </table:table-cell>
          <table:table-cell table:style-name="ce13" office:value-type="string" calcext:value-type="string">
            <text:p>The study focuses on nine Java applications from different domains and sizes. It selects specific refactorings known for making structural changes to the application.</text:p>
            <text:p/>
            <text:p>To ensure consistent and controlled changes, the study utilizes automated refactoring support provided by the Eclipse IDE. Unit testing frameworks, specifically JUnit, are used to reproduce actions accurately. The study executes the original and refactored versions of each application on different versions of the OpenJDK Java Runtime Environment (JRE) to examine the influence of different platforms on energy consumption.</text:p>
            <text:p/>
            <text:p>Energy consumption measurements are conducted using a Low Power Energy Aware Process (LEAP) node, which continuously samples power consumption during application execution. The study follows a procedure involving subject creation, data collection, and post-processing. Subjects are created by applying selected refactorings, and energy consumption is measured while executing them on chosen platforms. The collected data is then analyzed to draw conclusions regarding the impact of refactorings on energy consumption.</text:p>
            <text:p/>
            <text:p>The study  also discusses three research questions: </text:p>
            <text:p>1. RQ1—Impact: The study uses statistical tests to compare energy consumption between original and refactored versions. The effects of refactorings vary, with some causing a significant increase and others leading to a significant decrease in energy usage.</text:p>
            <text:p>2. RQ2—Consistency: The impacts of refactorings are found to be inconsistent across applications and platforms, with variations observed in both increased and decreased energy consumption.</text:p>
            <text:p>3. RQ3—Predictability: The study explores the predictability of the impact by examining easily accessible data, finding a moderately strong positive correlation between execution time and energy usage. However, there are cases where changes in execution time do not correspond to significant changes in energy consumption.</text:p>
            <text:p/>
            <text:p/>
            <text:p><text:span text:style-name="T12">Experiment link: </text:span></text:p>
            <text:p/>
            <text:p><text:a xlink:href="https://bitbucket.org/udse/refactoring-study/src/master/" xlink:type="simple">https://bitbucket.org/udse/refactoring-study/src/master/</text:a> </text:p>
            <text:p/>
            <text:p><text:a xlink:href="https://junit.org/junit5/" xlink:type="simple">https://junit.org/junit5/</text:a> </text:p>
            <text:p/>
            <text:p><text:a xlink:href="http://www.eclipse.org/org/usagedata" xlink:type="simple">http://www.eclipse.org/org/usagedata</text:a> </text:p>
            <text:p/>
            <text:p><text:a xlink:href="https://www.atlassian.com/software/clover" xlink:type="simple">https://www.atlassian.com/software/clover</text:a></text:p>
          </table:table-cell>
          <table:table-cell table:style-name="ce28" office:value-type="string" calcext:value-type="string">
            <text:p>The study utilizes specific tools for measuring energy consumption in Java applications. The primary tool employed is the <text:span text:style-name="T12">Low Power Energy Aware Process (LEAP) node, which is an x86 platform with power sampling capabilities.</text:span> This tool continuously samples the amount of power consumed by different components of the system while the applications are running. It provides valuable data on the energy usage during the execution of the applications.</text:p>
            <text:p/>
            <text:p>In addition to the LEAP node, the study makes use of the following tools and technologies:</text:p>
            <text:p/>
            <text:p>1. <text:span text:style-name="T12">Eclipse IDE</text:span>: The Eclipse IDE is utilized for <text:span text:style-name="T12">automated refactoring support</text:span>. It provides a set of features and plugins that enable developers to refactor code easily, ensuring consistent, repeatable, and well-documented application changes.</text:p>
            <text:p/>
            <text:p>2. <text:span text:style-name="T12">Unit Testing Frameworks (JUnit)</text:span>: The study employs JUnit, a popular unit testing framework for Java, <text:span text:style-name="T12">to control for inconsistencies in driving the applications</text:span>. JUnit allows for the deterministic reproduction of a given sequence of actions with high fidelity, reducing variations in the testing process.</text:p>
            <text:p/>
            <text:p>3. <text:span text:style-name="T12">OpenJDK Java Runtime Environment (JRE)</text:span>: The original and refactored versions of the Java applications are executed on different versions of the OpenJDK JRE. Specifically, versions 7u25 (JVM 7) and 6b27 (JVM 6) are chosen for their common usage in practice. This choice enables the investigation of how refactorings applied on different underlying platforms impact energy consumption.</text:p>
            <text:p/>
            <text:p>These tools collectively contribute to the experimental setup, data collection, and analysis processes of the benchmark testing. They help in measuring energy consumption accurately, ensuring consistent changes in the application's code, reproducing actions reliably, and executing the applications on different platforms for comprehensive evaluation.</text:p>
          </table:table-cell>
          <table:table-cell table:style-name="ce19" table:number-columns-repeated="1005"/>
          <table:table-cell table:number-columns-repeated="3"/>
        </table:table-row>
        <table:table-row table:style-name="ro3">
          <table:table-cell table:style-name="ce8" office:value-type="float" office:value="2016" calcext:value-type="float">
            <text:p>2016</text:p>
          </table:table-cell>
          <table:table-cell table:style-name="ce16" office:value-type="string" calcext:value-type="string">
            <text:p><text:span text:style-name="T1">The Impact of Source Code in Software on Power Consumption</text:span></text:p>
            <text:p><text:span text:style-name="T1">Hayri Acar, Gülfem Alptekin, Jean-Patrick Gelas, …</text:span></text:p>
          </table:table-cell>
          <table:table-cell table:style-name="ce16" office:value-type="string" calcext:value-type="string">
            <text:p>The main problem addressed in the study is the need for understanding and optimizing the power consumption behavior of computer programs to develop sustainable, power-efficient, and green software. The goal is to improve existing power consumption models by incorporating additional components that consume energy during the runtime of an application. </text:p>
          </table:table-cell>
          <table:table-cell table:style-name="ce16" office:value-type="string" calcext:value-type="string">
            <text:p>The proposed solution is the TEEC (Tool to Estimate Energy Consumption) model, which estimates power consumption by the CPU, memory, and disk during application runtime. It helps developers optimize energy usage by identifying power-intensive code segments, enabling the creation of energy-efficient software with the same functionalities. TEEC empowers developers to create sustainable, power-efficient, and green software by providing insights into power consumption and guiding optimization efforts.</text:p>
          </table:table-cell>
          <table:table-cell table:style-name="ce16" office:value-type="string" calcext:value-type="string">
            <text:p>The proposed tool, TEEC (Tool to Estimate Energy Consumption), is designed to analyze and estimate the energy consumption of software components during the development process. It follows a green software engineering process that includes stages such as requirements, design, implementation, tests, usage, maintenance, disposal, and green analysis. Java programming language is chosen for development due to its low energy consumption. TEEC utilizes the Sigar library to gather CPU usage information and assigns corresponding energy values. Several methods are tested, including array copy, locality of reference, array and array list operations, integer list loop, char array and StringBuilder usage, and binary search. The experiments reveal the difference in power consumption between optimized and unoptimized code, with optimized code showing lower power consumption and faster execution times. The results emphasize the importance of optimizing code for energy efficiency.</text:p>
          </table:table-cell>
          <table:table-cell table:style-name="ce16" office:value-type="string" calcext:value-type="string">
            <text:p><text:s/>It is not explicitly mentioned in the research paper which domain or specific application area the paper's approach and evaluation focus on. The paper primarily discusses the development process, energy consumption estimation, and code optimization techniques in a general software engineering context. The proposed tool, TEEC, and the evaluated methods can potentially be applied in various domains, including mobile apps, web development, IoT middleware, or any other software development projects where energy efficiency is a concern.</text:p>
          </table:table-cell>
          <table:table-cell table:style-name="ce16" office:value-type="string" calcext:value-type="string">
            <text:p>The paper does not specifically discuss architectural levels such as network or middleware. Instead, it focuses on the software development process and code-level optimizations for energy consumption.</text:p>
          </table:table-cell>
          <table:table-cell table:style-name="ce16" office:value-type="string" calcext:value-type="string">
            <text:p> the evaluation of the approach in the paper involves conducting experiments. These experiments involve testing various methods and code optimizations using the TEEC tool to estimate energy consumption. The evaluation compares the power consumption and execution times between optimized and unoptimized code.</text:p>
            <text:p/>
            <text:p>While the specific details of the evaluation methodology are not explicitly mentioned in the given text, it seems to be more of an empirical study rather than a case study. The authors perform experiments and gather data to analyze the energy consumption of different software components and evaluate the impact of code optimization techniques.</text:p>
          </table:table-cell>
          <table:table-cell table:style-name="ce16" office:value-type="string" calcext:value-type="string">
            <text:p>The results of the study show that the power consumption of the CPU dominates over memory and disk consumption. In most cases, the power consumption of the disk can be neglected, but the power consumption of memory should be taken into account. The optimized code demonstrates lower power consumption and shorter execution times compared to the unoptimized code. The detailed analysis of specific methods shows that optimized codes perform faster, such as those related to "Locality of reference," "Compare array to array list," "Char array StringBuilder," and "Binary search." The experiments were validated using a power meter, which confirmed that the optimized code generally consumes less power than the unoptimized code. Overall, the findings emphasize the importance of developing optimized code to achieve green, sustainable, and efficient software.</text:p>
          </table:table-cell>
          <table:table-cell table:style-name="ce16" office:value-type="string" calcext:value-type="string">
            <text:p>The proposed tool, TEEC, considers the power consumption behavior of the CPU, memory, and hard disk components. Mathematical expressions have been established to calculate the power consumption of each component. TEEC's accuracy has been tested and validated against a real power meter. The results show that optimizing the source code can contribute to reducing greenhouse gas emissions, with memory power consumption being significant compared to CPU power consumption. Future work includes integrating other component power consumption, such as network interface cards, and using TEEC's output to guide developers in real-time for building greener software and analyzing the results.</text:p>
          </table:table-cell>
          <table:table-cell table:style-name="ce16" office:value-type="string" calcext:value-type="string">
            <text:p>In the related works, existing online tools estimate power consumption from CPU, memory, disk, and network card, but they lack accuracy and provide only global estimations. Researchers have utilized hardware, software, and hybrid methodologies to address this issue. Software methodologies use mathematical formulas based on component characteristics, while hardware methodologies involve direct measurements or power sensors. Hybrid methodologies combine accuracy and simplicity but are more challenging to implement. Existing works often focus on individual components and neglect others, and hardware methodologies offer greater accuracy but have limitations in measuring power consumption of programs on process and virtual machines.</text:p>
          </table:table-cell>
          <table:table-cell table:style-name="ce16" office:value-type="string" calcext:value-type="string">
            <text:p><text:span text:style-name="T10">TEEC (Tool to Estimate Energy Consumption) is a model  introduced in the paper to estimate the power consumed by the CPU, memory, and disk during the runtime of an application.</text:span><text:span text:style-name="T11"> The main objective of TEEC is to guide developers in optimizing the energy consumption of their source code and creating sustainable, power-efficient, and green software.</text:span></text:p>
            <text:p/>
            <text:p><text:span text:style-name="T5">The motivation behind using TEEC is to improve existing power consumption models by considering more components that consume energy during the execution of an application. By understanding the power consumption behavior of a computer program, developers can make informed decisions and optimize their source code to reduce energy consumption.</text:span></text:p>
            <text:p/>
            <text:p><text:span text:style-name="T5">TEEC works by modelizing different components, such as the CPU, memory, and disk, in terms of power consumption. It estimates the power consumed by each component during the runtime of the application. By identifying the parts of the code that consume the highest power, developers can focus on optimizing those sections to achieve lower energy consumption without sacrificing functionality.</text:span></text:p>
            <text:p/>
            <text:p>The following code refactoring methods are used:</text:p>
            <text:p/>
            <text:p><text:span text:style-name="T12">1. Array Copy Optimization: </text:span>The unoptimized code uses a loop to copy arrays, while the optimized code uses the `System.arraycopy()` method, which is more efficient.</text:p>
            <text:p/>
            <text:p><text:span text:style-name="T12">2. Locality of Reference:</text:span> The optimized code demonstrates the principle of locality of reference by accessing elements close to each other in memory, resulting in faster access times.</text:p>
            <text:p/>
            <text:p><text:span text:style-name="T12">3. ArrayList vs. Array:</text:span> The unoptimized code uses an ArrayList, while the optimized code uses an array. Although ArrayLists are easier to use, arrays have a speed advantage, especially for simple element accesses.</text:p>
            <text:p/>
            <text:p><text:span text:style-name="T12">4. Integer List Loop: </text:span>The optimized code replaces the enhanced for loop with a traditional for loop, which is more efficient for iterating over an integer list.</text:p>
            <text:p/>
            <text:p><text:span text:style-name="T12">5. Char Array and StringBuilder:</text:span> The optimized code replaces the StringBuilder with a char array, which can be more efficient in certain scenarios.</text:p>
            <text:p/>
            <text:p><text:span text:style-name="T12">6. Binary Search: </text:span>The optimized code uses the `Arrays.binarySearch()` method for searching an integer in a sorted array, which is more practical and efficient than using a for loop.</text:p>
            <text:p/>
            <text:p>These code refactoring methods are used to improve the efficiency and energy consumption of the software. By optimizing the code, the power consumption is reduced, resulting in greener and more energy-efficient software.</text:p>
          </table:table-cell>
          <table:table-cell table:style-name="ce16" office:value-type="string" calcext:value-type="string">
            <text:p><text:span text:style-name="T12">Positive impacts of TEEC the proposed model:</text:span></text:p>
            <text:p/>
            <text:p><text:span text:style-name="T12">1. Energy Efficiency: </text:span>TEEC provides a systematic approach to estimate and analyze the energy consumption of software components. By identifying energy-intensive parts of the code, developers can optimize them to reduce energy consumption, resulting in more energy-efficient software.</text:p>
            <text:p/>
            <text:p><text:span text:style-name="T12">2. Green Software Engineering:</text:span> TEEC integrates green analysis into the software development process. It encourages developers to consider energy consumption as a criterion for decision-making during different phases of development. This approach promotes sustainable software engineering practices and helps reduce the environmental impact of software systems.</text:p>
            <text:p/>
            <text:p><text:span text:style-name="T12">3. Cost Savings:</text:span> By optimizing software components based on energy consumption analysis, TEEC can lead to cost savings. Energy-efficient software requires less power to run, resulting in reduced electricity bills for organizations and individuals.</text:p>
            <text:p/>
            <text:p><text:span text:style-name="T12">4. Performance Improvement:</text:span> Optimizing software for energy efficiency often goes hand in hand with improving performance. By identifying and eliminating energy-intensive bottlenecks in the code, TEEC can help developers enhance the overall performance of software systems.</text:p>
            <text:p/>
            <text:p><text:span text:style-name="T12">Negative impacts of TEEC:</text:span></text:p>
            <text:p/>
            <text:p><text:span text:style-name="T12">1. Increased Development Time: </text:span>Integrating energy analysis into the software development process may require additional time and effort from developers. Conducting green analysis and optimizing code for energy efficiency can prolong the development cycle, potentially leading to delays in delivering software projects.</text:p>
            <text:p/>
            <text:p><text:span text:style-name="T12">2. Complexity and Technical Expertise: </text:span>TEEC relies on specialized tools and techniques to estimate energy consumption accurately. It may require developers to acquire knowledge and expertise in energy measurement and optimization techniques, adding complexity to the development process.</text:p>
            <text:p/>
            <text:p><text:span text:style-name="T12">3. Limited Scope: </text:span>TEEC primarily focuses on analyzing and optimizing energy consumption related to CPU, memory, and disk usage. Other components, such as network interfaces or external devices, may not be fully accounted for in the analysis. This limited scope may overlook potential energy inefficiencies in those components.</text:p>
            <text:p/>
            <text:p><text:span text:style-name="T12">4. Trade-offs with Other Optimization Goals: </text:span>While optimizing for energy efficiency can bring benefits, it may involve trade-offs with other optimization goals such as code simplicity, maintainability, or extensibility. Balancing energy efficiency with other software engineering considerations can be challenging and may require careful decision-making.</text:p>
            <text:p/>
            <text:p>Overall, TEEC has the potential to contribute to greener and more energy-efficient software systems, but its successful implementation requires careful consideration of its impacts on development processes, expertise requirements, and trade-offs with other optimization goals.</text:p>
          </table:table-cell>
          <table:table-cell table:style-name="ce16" office:value-type="string" calcext:value-type="string">
            <text:p>The<text:span text:style-name="T12"> programming language used</text:span> for the development of the software is <text:span text:style-name="T12">Java</text:span>. It is stated in the paper that <text:span text:style-name="T12">Java programming language </text:span>has the least energy consumption during compilation and execution stages, making it a suitable choice for development.</text:p>
            <text:p/>
            <text:p>The platform used for the development and testing of the software is not explicitly mentioned in the paper. However, it is mentioned that <text:span text:style-name="T12">the tests were carried out on a notebook ASUS N751JK-T7238H running Windows 8. This indicates that the software was developed and tested on a Windows platform.</text:span></text:p>
            <text:p/>
            <text:p>The paper also mentions the use of <text:span text:style-name="T12">the Sigar library for obtaining information about CPU usage and the percentage of usage of each process. Java agents are utilized to provide instrumentation capabilities to the application. Additionally, a powermeter called "wattsup ?PRO" is used for measuring the power consumption during the validation process.</text:span></text:p>
            <text:p/>
            <text:p>Overall, the software development was carried out using Java programming language on a Windows platform. The Sigar library and Java agents were used for obtaining information and providing instrumentation capabilities, while the wattsup ?PRO powermeter was used for power consumption measurement during validation.</text:p>
          </table:table-cell>
          <table:table-cell table:style-name="ce16" office:value-type="string" calcext:value-type="string">
            <text:p>The paper describes a set of experiments conducted to test and compare the performance of different code optimization methods. T<text:span text:style-name="T12">he experiments were carried out on an ASUS N751JK-T7238H notebook running Windows 8. The goal was to observe the variation in power consumption caused by CPU, memory, and disk usage.</text:span></text:p>
            <text:p/>
            <text:p>The experiments <text:span text:style-name="T12">focused on different aspects of code optimization, such as loop structures, array manipulation, list iteration, and search algorithms. For each scenario, both unoptimized and optimized code implementations were tested. The performance metrics measured included power consumption, energy consumption, and execution time.</text:span></text:p>
            <text:p/>
            <text:p>The experiment results showed that overall, <text:span text:style-name="T12">CPU power consumption dominated over memory and disk consumption. </text:span>The <text:span text:style-name="T12">optimized code </text:span>consistently demonstrated <text:span text:style-name="T12">lower power consumption </text:span>and <text:span text:style-name="T12">shorter execution times</text:span> compared to the unoptimized code. The experiments also revealed that disk power consumption was negligible in most cases, while memory power consumption needed consideration in certain scenarios.</text:p>
            <text:p/>
            <text:p><text:span text:style-name="T17">The e</text:span><text:span text:style-name="T18">xperiments were performed using Java</text:span><text:span text:style-name="T19">, and specific code snippets were provided for each scenario. The results were presented in figures and tables, illustrating the power consumption and energy consumption of both the unoptimized and optimized code. The</text:span><text:span text:style-name="T18"> time elapsed during the execution of the tests was also measured and recorded</text:span><text:span text:style-name="T12">.</text:span></text:p>
            <text:p/>
            <text:p>To <text:span text:style-name="T12">validate the experiments, a power meter device called "wattsup?PRO</text:span>" was used. It was connected to the notebook via a USB port and recorded the power consumed by the processes in real-time. The results obtained from the power meter aligned with the findings from the experiments conducted using TEEC (presumably another measurement tool). The optimized code consistently exhibited lower power consumption compared to the unoptimized code.</text:p>
            <text:p/>
            <text:p>Unfortunately, the provided text does not include any specific information about the experiment link or repository where the code or detailed results can be accessed.</text:p>
          </table:table-cell>
          <table:table-cell table:style-name="ce16" office:value-type="string" calcext:value-type="string">
            <text:p><text:span text:style-name="T6">The </text:span><text:span text:style-name="T7">tool used for energy consumption validation in the experiments is a powermeter called "WattsUp?PRO.</text:span><text:span text:style-name="T8">" It is connected to the notebook via a USB port and measures the power consumed by all processes during runtime. The powermeter records the power data in its memory.</text:span></text:p>
            <text:p/>
            <text:p><text:span text:style-name="T5">To validate the experiments, the powermeter is connected to the notebook, and the power is allowed to stabilize to a stationary state. Then, the unoptimized code is executed, followed by the optimized code. The power consumption results are transferred from the powermeter using the WattsUpUSB application.</text:span></text:p>
            <text:p/>
            <text:p><text:span text:style-name="T9">The validation process compares the results obtained from the powermeter (WattsUp?PRO) with the results obtained using TEEC (Tool to Estimate Energy Consumption). The results show that, in all cases, the optimized code test is faster and consumes less power than the unoptimized code test. Both the optimized and unoptimized curves show an increase in power consumption, consistent with the observations made with TEEC.</text:span></text:p>
            <text:p/>
            <text:p><text:span text:style-name="T5">In summary, the WattsUp?PRO powermeter is used to validate the energy consumption measurements obtained from TEEC. </text:span></text:p>
          </table:table-cell>
          <table:table-cell table:style-name="ce16" table:number-columns-repeated="1005"/>
          <table:table-cell table:number-columns-repeated="3"/>
        </table:table-row>
        <table:table-row table:style-name="ro4">
          <table:table-cell table:style-name="ce8" office:value-type="float" office:value="2017" calcext:value-type="float">
            <text:p>2017</text:p>
          </table:table-cell>
          <table:table-cell table:style-name="ce13" office:value-type="string" calcext:value-type="string">
            <text:p><text:span text:style-name="T2">Investigating the effect of design patterns on energy </text:span><text:span text:style-name="T3">Consumption </text:span></text:p>
            <text:p><text:span text:style-name="T4">Rutger Alders ,Daniel Feitosa, ...</text:span></text:p>
          </table:table-cell>
          <table:table-cell table:style-name="ce13" office:value-type="string" calcext:value-type="string">
            <text:p>This paper aims to assess the impact of Gang of Four (GoF) patterns on energy consumption in object-oriented system design. The study compares the energy consumption of pattern-participating methods within GoF patterns to functionally equivalent alternative solutions that do not use patterns. By refactoring pattern instances using well-known transformations, the researchers investigate whether the alternative solutions have better or worse energy consumption. The study's findings provide evidence of the potential negative effects of GoF patterns on energy consumption and offer guidance on when their use may not adversely impact energy consumption.</text:p>
          </table:table-cell>
          <table:table-cell table:style-name="ce13" office:value-type="string" calcext:value-type="string">
            <text:p>This paper proposes an empirical approach to assess the energy consumption of Gang of Four (GoF) patterns and their alternatives in object-oriented system design. By comparing pattern-participating methods to functionally equivalent alternative solutions obtained through refactoring, the study aims to determine their relative energy efficiency. Focusing on two GoF patterns (State/Strategy and Template Method) and analyzing 169 methods from open source projects, the research provides evidence on the potential negative effects of patterns on energy consumption and offers guidance on when patterns may not impact energy efficiency.</text:p>
          </table:table-cell>
          <table:table-cell table:style-name="ce13" office:value-type="string" calcext:value-type="string">
            <text:p>In the study, the authors analyze the energy consumption of software using the State, Strategy, and Template Method design patterns compared to alternative solutions. They select JHotDraw and Joda Time as the open-source systems for their analysis. The study focuses on the energy efficiency of design pattern solutions and alternative solutions from the perspective of software developers.</text:p>
            <text:p/>
            <text:p>To collect data, the authors extract pattern instances and select pattern-related methods as experimental units. They use a similarity scoring algorithm to detect instances of the Template Method and State/Strategy patterns. Metrics such as lines of code (SLOC) and message passing coupling (MPC) are collected to analyze the parameters influencing energy consumption.</text:p>
            <text:p/>
            <text:p>The data collection procedure involves executing usage scenarios with both the pattern solution and an alternative solution. The measurements are repeated multiple times for each scenario-solution pair. The authors install measurement tools on an Ubuntu distribution and include a window manager to support the application being measured.</text:p>
            <text:p/>
            <text:p>The collected data is validated through manual verification, comparison of energy consumption between pattern instances, and triangulation of measurements from different tools. Descriptive statistics are calculated, including pattern-related variables and energy consumption measurements. The authors ensure the consistency and reliability of the data through correlation tests and validation against a process-level tool.</text:p>
          </table:table-cell>
          <table:table-cell table:style-name="ce13" office:value-type="string" calcext:value-type="string">
            <text:p><text:s/>The paper does not explicitly mention a specific domain. It focuses on investigating the effect of Template Method and State/Strategy design patterns on energy consumption in nontrivial OSSs (Open Source Software) such as JHotDraw and Joda Time. The paper does not specify a particular domain like mobile apps, web, or IoT middleware. The findings and conclusions of the study can be relevant and applicable to software development in general, regardless of a specific domain.</text:p>
          </table:table-cell>
          <table:table-cell table:style-name="ce13" office:value-type="string" calcext:value-type="string">
            <text:p>The paper primarily investigates the energy consumption of software at the software design level, analyzing the usage of specific design patterns (State, Strategy, and Template Method) and their impact on energy efficiency. Therefore, the paper can be considered to operate at the software architecture or software design level, rather than focusing on network or middleware architectures.</text:p>
          </table:table-cell>
          <table:table-cell table:style-name="ce13" office:value-type="string" calcext:value-type="string">
            <text:p>The paper works as an empirical study. It aims to evaluate the energy consumption of software using specific design patterns (State, Strategy, and Template Method) compared to alternative solutions. The authors collect data by executing usage scenarios with both the pattern solution and an alternative solution, repeating the measurements multiple times for each scenario-solution pair. They also validate the collected data through manual verification, comparison of energy consumption between pattern instances, and triangulation of measurements from different tools. The study follows a systematic and data-driven approach to investigate the energy efficiency of design patterns, making it an empirical study.</text:p>
          </table:table-cell>
          <table:table-cell table:style-name="ce13" office:value-type="string" calcext:value-type="string">
            <text:p>The experiment found that alternative solutions (Template Method and State/Strategy patterns) are more energy-efficient than traditional pattern solutions. The State/Strategy pattern showed a 56% improvement for the Jalen tool compared to the Template Method. Similar conclusions were reached in related studies. Polymorphism, the main mechanism of these patterns, can introduce overhead and impact energy efficiency. Longer methods and multiple calls to external methods showed slightly better energy efficiency with traditional patterns. Researchers should use nontrivial systems and method-level energy measurements for meaningful insights, exploring design parameters like source lines of code and method invocations per class. Threats to validity were addressed through careful consideration of biases and rigorous data collection. Practitioners should consider trade-offs between energy efficiency and other quality attributes when choosing patterns, while also considering design parameters and source code properties.</text:p>
          </table:table-cell>
          <table:table-cell table:style-name="ce13" office:value-type="string" calcext:value-type="string">
            <text:p>In conclusion, the study found that the alternative solutions (non-pattern) were generally more energy-efficient than the pattern solutions (Template Method and State/Strategy). However, in some cases, the pattern solutions showed similar or slightly lower energy consumption, especially in larger pattern-related methods or methods with a high number of invocations. This suggests that the patterns are more suitable for implementing complex behaviors. The findings are valuable for practitioners in making informed decisions when applying GoF patterns, and for researchers in investigating design patterns and energy consumption.</text:p>
            <text:p/>
            <text:p>In terms of future work, the study can be expanded by replicating it with more experimental units or source code metrics. Different tools, including hardware tools, can be used to validate and explore other effects. Additionally, other GoF design patterns can be investigated, with a focus on encapsulation and inheritance. Case studies can also be conducted on systems where energy efficiency is a primary concern, comparing the usage of GoF patterns and alternatives with other types of systems.</text:p>
          </table:table-cell>
          <table:table-cell table:style-name="ce13" office:value-type="string" calcext:value-type="string">
            <text:p>This paper discusses several related works that explore the effects of design patterns on energy consumption. Bunse et al. conducted a case study comparing the overhead of design patterns to "clean software," showing that patterns like Observer and Decorator have higher energy consumption. Sahin et al. performed a comprehensive investigation on the impact of design patterns on energy usage, finding that some patterns have overhead compared to their "clean" counterparts. Litke et al. analyzed the energy consumption of five design patterns in C++ applications and observed differences in power consumption for patterns like Observer. Noureddine and Rajan compared the energy consumption of 21 design patterns and optimized alternatives, demonstrating that certain patterns can have overhead. The current study contributes by examining nontrivial systems, using a method-level approach to measure energy consumption, and exploring the parameters that influence energy efficiency of specific patterns.</text:p>
          </table:table-cell>
          <table:table-cell table:style-name="ce13" office:value-type="string" calcext:value-type="string">
            <text:p>In the study focuses on comparing the <text:span text:style-name="T12">State/Strategy  and  Template method</text:span> <text:span text:style-name="T12">design patterns</text:span> with their <text:span text:style-name="T12">alternative solutions</text:span>. The <text:span text:style-name="T12">alternatives mentioned are the State/Strategy Alternative and the Template Method Alternative</text:span>.</text:p>
            <text:p/>
            <text:p><text:span text:style-name="T12">The State/Strategy Alternative replaces the use of polymorphism with conditional statements.</text:span> In this alternative, the entire structure of the State/Strategy pattern is removed, and the logic is implemented in the context using conditional statements. The state transitions and behaviors are handled locally within the context, eliminating the need for separate state or strategy objects.</text:p>
            <text:p/>
            <text:p><text:span text:style-name="T12">The Template Method Alternative transforms non-pattern code into a Template Method. It uses polymorphism but in a different way compared to the original Template Method pattern. </text:span>The alternative implementation involves moving primitive operations and specific behavioral operations to each concrete class.</text:p>
            <text:p/>
            <text:p>The study discusses the <text:span text:style-name="T12">differences between the original patterns and their alternative solutions. It mentions that the alternative solutions may have variations in their implementation, such as the use of interfaces, abstract classes, or changes in method visibility (private to protected). The text also highlights the potential consequences of using the alternative solutions, such as increased memory and computational overheads or changes in the structure of the implemented pattern.</text:span></text:p>
          </table:table-cell>
          <table:table-cell table:style-name="ce13" office:value-type="string" calcext:value-type="string">
            <text:p><text:span text:style-name="T12">Positive Impact:</text:span></text:p>
            <text:p/>
            <text:p>- GoF patterns provide best practices for object-oriented system design.</text:p>
            <text:p/>
            <text:p>- They contribute to improved structuring and organization of source code.</text:p>
            <text:p/>
            <text:p>- They can lead to smaller and more efficient bytecode, resulting in slightly more energy-efficient software.</text:p>
            <text:p/>
            <text:p>- Patterns support quality attributes such as maintainability and reusability.</text:p>
            <text:p/>
            <text:p>- They improve communication between stakeholders by providing a common design language.</text:p>
            <text:p/>
            <text:p><text:span text:style-name="T12">Negative Impact:</text:span></text:p>
            <text:p/>
            <text:p>- In some cases, the alternative (non-pattern) solutions were found to have better energy consumption.</text:p>
            <text:p/>
            <text:p>- The overhead caused by employing polymorphism, which is a main mechanism of GoF patterns, can result in higher energy consumption.</text:p>
            <text:p/>
            <text:p>- Patterns may not be beneficial for simple or non-complex design problems, as the extra complexity they introduce may outweigh the benefits they provide.</text:p>
            <text:p/>
            <text:p>- The size of the pattern-related method and the number of method invocations can influence energy consumption, with larger methods or more method invocations potentially leading to higher consumption.</text:p>
          </table:table-cell>
          <table:table-cell table:style-name="ce13" office:value-type="string" calcext:value-type="string">
            <text:p>The study does not explicitly mention a specific programming language used. However, it refers to analyzing software patterns in <text:span text:style-name="T12">two open-source software (OSS) projects: JHotDraw and Joda Time. These projects are primarily written in Java, so it can be assumed that Java is the language used for the implementation.</text:span></text:p>
            <text:p/>
            <text:p><text:span text:style-name="T12">Platform Used: </text:span>The text mentions the use of various tools and platforms for data collection and analysis:</text:p>
            <text:p/>
            <text:p>1. <text:span text:style-name="T12">Hardware System: The experiment used a Micro-Star International (MSI) wind box DC100 minicomputer. It contains an AMD Brazos Dual Core E-450 processor, 4GB of DDR3 memory, and an AMD Radeon HD 6320 graphics adapter.</text:span></text:p>
            <text:p/>
            <text:p>2. <text:span text:style-name="T12">Operating System:</text:span> <text:span text:style-name="T12">Ubuntu, a GNU/Linux distribution, was used for the experiment. It was chosen because it provides compatibility with the measurement tools and allows for minimal interference during the measurement process.</text:span></text:p>
            <text:p/>
            <text:p>3. <text:span text:style-name="T12">Measurement Tools:</text:span> Several tools were utilized for collecting energy consumption data:</text:p>
            <text:p/>
            <text:p>   - PowerAPI: A tool working at the process level to estimate energy consumption in the Java Virtual Machine (JVM).</text:p>
            <text:p/>
            <text:p>   - Jalen: A tool working at the method level to capture fine-grained energy consumption measurements within the JVM.</text:p>
            <text:p/>
            <text:p>   - pTop: A process-level tool that estimates energy consumption by exploring the process management of the operating system.</text:p>
            <text:p/>
            <text:p>4. <text:span text:style-name="T12">Statistical Analysis Tool:</text:span> The statistical analysis was performed using IBM SPSS Statistics, a software package commonly used for statistical analysis.</text:p>
          </table:table-cell>
          <table:table-cell table:style-name="ce13" office:value-type="string" calcext:value-type="string">
            <text:p><text:span text:style-name="T20">The study primarily describes the methodology and approach used for testing and data analysis, including the collection of energy consumption data from different tools (PowerApi, Jalen, and pTop) and the statistical analyses performed on the collected data.</text:span></text:p>
            <text:p/>
            <text:p><text:span text:style-name="T20">The study mentions the use of</text:span><text:span text:style-name="T12"> descriptive statistics, such as maximum, minimum, mean, standard deviation, and correlation coefficients, to summarize the collected data. It also refers to the use of the Shapiro-Wilk test to check the distribution of data and the Wilcoxon signed ranks test for assessing the statistical significance of differences in energy consumption between pattern and alternative solutions.</text:span></text:p>
            <text:p/>
            <text:p><text:span text:style-name="T20">Additionally, </text:span><text:span text:style-name="T12">the study discusses the clustering of experimental units based on metrics such as SLOC (Source Lines of Code) and MPC (Method Invocations per Class) and mentions the use of agglomerative hierarchical clustering and Mann-Whitney tests for analyzing clusters and evaluating hypotheses.</text:span></text:p>
            <text:p/>
            <text:p/>
            <text:p/>
            <text:p><text:span text:style-name="T12">Experimentat link: </text:span></text:p>
            <text:p/>
            <text:p><text:a xlink:href="https://www.joda.org/joda-time/" xlink:type="simple">https://www.joda.org/joda-time/</text:a> </text:p>
            <text:p/>
            <text:p><text:a xlink:href="https://geniorama.com/geek-et-insolite/informatique/securite/" xlink:type="simple">https://geniorama.com/geek-et-insolite/informatique/securite/</text:a> </text:p>
            <text:p/>
            <text:p><text:a xlink:href="https://i3wm.org/" xlink:type="simple">https://i3wm.org/</text:a> </text:p>
            <text:p/>
            <text:p><text:a xlink:href="https://www.cs.rug.nl/search/uploads/Resources/JSEP_Feitosa_etal_resources.zip" xlink:type="simple">https://www.cs.rug.nl/search/uploads/Resources/JSEP_Feitosa_etal_resources.zip</text:a> </text:p>
            <text:p/>
            <text:p><text:a xlink:href="https://www.ibm.com/spss" xlink:type="simple">https://www.ibm.com/spss</text:a> </text:p>
          </table:table-cell>
          <table:table-cell table:style-name="ce13" office:value-type="string" calcext:value-type="string">
            <text:p><text:span text:style-name="T12">PowerAPI</text:span> is a tool that estimates energy consumption at the process level. It operates based on the Java Virtual Machine (JVM) and provides system-wide measurements of energy consumption. It offers higher precision compared to other tools.</text:p>
            <text:p/>
            <text:p><text:span text:style-name="T12">Jalen</text:span> is another tool used for energy consumption measurement, but it operates at the method level. It captures the energy consumption of specific methods in Java programs, allowing for more fine-grained measurements.</text:p>
            <text:p/>
            <text:p><text:span text:style-name="T12">pTop</text:span> is a process-level tool used for estimating energy consumption by both the CPU and memory. It provides higher precision and explores the process management of the operating system.</text:p>
            <text:p/>
            <text:p><text:span text:style-name="T12">The study used these tools to collect energy consumption data for different patterns and alternative solutions. PowerAPI and Jalen were chosen because they estimate energy consumption based on the JVM, reducing overhead caused by the operating system. PowerAPI provides system-wide measurements, while Jalen focuses on specific methods. pTop was used for further validation and to estimate energy consumption by both the CPU and memory.</text:span></text:p>
            <text:p/>
            <text:p><text:span text:style-name="T12">IBM SPSS Statistics</text:span><text:span text:style-name="T20"> is a statistical analysis software used for performing various statistical tests, such as the ones mentioned in the study, to analyze the collected data.</text:span></text:p>
          </table:table-cell>
          <table:table-cell table:style-name="ce27" table:number-columns-repeated="1005"/>
          <table:table-cell table:number-columns-repeated="3"/>
        </table:table-row>
        <table:table-row table:style-name="ro5">
          <table:table-cell table:style-name="ce8" office:value-type="float" office:value="2018" calcext:value-type="float">
            <text:p>2018</text:p>
          </table:table-cell>
          <table:table-cell table:style-name="ce13" office:value-type="string" calcext:value-type="string">
            <text:p>EARMO: An Energy-Aware Refactoring Approach for Mobile Apps</text:p>
            <text:p/>
            <text:p>Rodrigo Morales, Francisco Chicano, …</text:p>
          </table:table-cell>
          <table:table-cell table:style-name="ce13" office:value-type="string" calcext:value-type="string">
            <text:p>The main problem in the provided text is the impact of coding practices and design choices on the energy consumption of mobile apps. The researchers propose EARMO, a novel anti-pattern correction approach that considers energy consumption when refactoring mobile anti-patterns. The goal is to reduce energy consumption in mobile apps by identifying and addressing anti-patterns, ultimately extending the battery life of mobile devices.</text:p>
          </table:table-cell>
          <table:table-cell table:style-name="ce13" office:value-type="string" calcext:value-type="string">
            <text:p>The proposed solution in the study is EARMO, a novel anti-pattern correction approach that takes into account energy consumption when refactoring mobile apps. The researchers conducted an analysis of the impact of eight types of anti-patterns on a testbed of 20 Android apps. EARMO was evaluated using three multiobjective search-based algorithms.</text:p>
            <text:p/>
            <text:p>EARMO offers a solution that considers the impact of coding practices and design choices on energy consumption in mobile apps. By providing automated refactoring recommendations, EARMO assists developers in improving energy efficiency while maintaining app functionality and quality.</text:p>
          </table:table-cell>
          <table:table-cell table:style-name="ce13" office:value-type="string" calcext:value-type="string">
            <text:p>The EARMO approach for automated refactoring of mobile apps involves the following solution details:</text:p>
            <text:p/>
            <text:p>Artifacts:</text:p>
            <text:p>Energy Consumption Estimation: Estimating app energy consumption using an environment or hardware-based measurement tools. Code Meta-Model: Generating a lightweight representation of the app's design through static code analysis, including code-level, idiom-level, and design-level models. Refactoring Sequences: Creating optimal sequences of refactorings represented as vectors to improve the code.</text:p>
            <text:p/>
            <text:p>Energy Metrics:</text:p>
            <text:p/>
            <text:p>Energy Consumption (E0): Baseline measurement of app energy consumption obtained through estimation or measurement tools.Energy Consumption Coefficient (dEC(k)): Coefficient for each refactoring type to evaluate energy consumption during the search-based process.</text:p>
            <text:p/>
            <text:p>Energy Efficiency Tactics: </text:p>
            <text:p/>
            <text:p>Anti-pattern Identification: Assessing the code meta-model to identify and correct anti-patterns, enhancing energy efficiency. Functionality Redistribution: Analyzing class relationships to propose refactorings that redistribute functionality and improve energy consumption. Search-Based Optimization: Using multi-objective optimization algorithms to find the best refactoring sequence, targeting anti-pattern removal and energy consumption improvement.</text:p>
            <text:p/>
            <text:p>These solution details, artifacts, metrics, and tactics collectively enable EARMO to automate refactoring in mobile apps, considering energy consumption and enhancing design quality.</text:p>
          </table:table-cell>
          <table:table-cell table:style-name="ce13" office:value-type="string" calcext:value-type="string">
            <text:p>The domain of the <text:s/>paper is specifically focused on mobile apps.</text:p>
          </table:table-cell>
          <table:table-cell table:style-name="ce13" office:value-type="string" calcext:value-type="string">
            <text:p>The <text:s/>paper details are focused on the architectural level of mobile apps. It specifically discusses the impact of coding practices and design choices on energy consumption in mobile apps and proposes a refactoring approach to address anti-patterns at the architectural level of the apps.</text:p>
          </table:table-cell>
          <table:table-cell table:style-name="ce13" office:value-type="string" calcext:value-type="string">
            <text:p>To evaluate the effectiveness of EARMO, the researchers conducted an empirical study on a testbed of 20 open-source Android apps. They measured the impact of eight well-known object-oriented and Android-specific anti-patterns on energy consumption. The results showed that design choices and refactoring operations can significantly impact the energy consumption of mobile apps.</text:p>
          </table:table-cell>
          <table:table-cell table:style-name="ce13" office:value-type="string" calcext:value-type="string">
            <text:p>EARMO is a refactoring approach for Android apps that aims to remove anti-patterns while controlling for energy consumption. The evaluation results show that EARMO achieved a median correction of 84% for anti-patterns and an estimated energy consumption improvement of 48%. Multiple solutions were found for each app, providing different alternatives for software maintainers. The performance of the metaheuristics employed varied, with MOCell demonstrating better solution diversity. However, specific details about the precision of energy improvement reported by EARMO were not mentioned. Overall, EARMO showed promising results in addressing anti-patterns and managing energy consumption in Android apps.</text:p>
          </table:table-cell>
          <table:table-cell table:style-name="ce13" office:value-type="string" calcext:value-type="string">
            <text:p>In conclusion, this paper introduced EARMO, an approach for refactoring mobile apps with a focus on energy consumption. The goal was to improve the design quality of mobile apps by detecting and correcting object-oriented and Android anti-patterns. It was evaluated on 20 open-source Android apps, achieving a median removal of 84% of anti-patterns and extending battery life by up to 29 minutes. The refactoring sequences generated by EARMO had a median precision score of 68%. </text:p>
            <text:p/>
            <text:p>For future work, the authors plan to expand the approach to detect and correct more mobile anti-patterns. They also intend to apply EARMO to larger datasets and conduct further evaluations through user studies involving mobile app developers. These steps will contribute to enhancing the capabilities and effectiveness of EARMO in improving the energy efficiency and design quality of mobile apps..</text:p>
          </table:table-cell>
          <table:table-cell table:style-name="ce13" office:value-type="string" calcext:value-type="string">
            <text:p>In the related work, various studies related to automated refactoring, Android anti-patterns, and the energy consumption of mobile apps are discussed. Harman and Tratt introduced the concept of multiobjective optimization for refactoring, while Ouni et al. proposed a multiobjective approach based on NSGA-II for removing anti-patterns. Other works focused on detecting and correcting code smells and quality issues in mobile apps, such as the studies by Linares-Vasquez, Verloop, and Reimann. There were also works that investigated the impact of Android development practices and energy consumption, including the studies by Li, Hecht, and Banerjee. Several approaches were proposed to measure and estimate energy consumption in mobile apps, such as Green Miner, eprof, and the Monsoon Power Monitor. Furthermore, studies explored the relationship between software design decisions, refactorings, and energy consumption. Their proposed approach differs from these previous works by focusing on energy-aware refactoring specifically for mobile apps, considering both object-oriented and Android anti-patterns, and aiming to improve design quality while controlling for energy consumption.</text:p>
          </table:table-cell>
          <table:table-cell table:style-name="ce13" office:value-type="string" calcext:value-type="string">
            <text:p>In the evaluation of the EARMO approach, several anti-patterns were considered and addressed. Here are the main anti-patterns used in the evaluation along with their purposes:</text:p>
            <text:p><text:span text:style-name="T12"/></text:p>
            <text:p><text:span text:style-name="T12">1. Move Resource Request to Visible Method (MRM):</text:span></text:p>
            <text:p>   - Type: <text:span text:style-name="T12">Android anti-pattern</text:span></text:p>
            <text:p>   - Purpose: The purpose of this anti-pattern is to move the initialization of a high-power-consumption component from the `onCreate` method to the `onResume` method in Android apps. By doing so, the high-power-consumption component is not activated until the app becomes visible to the user, reducing energy consumption.</text:p>
            <text:p/>
            <text:p><text:span text:style-name="T12">2. Inline Private Getters and Setters (IGS):</text:span></text:p>
            <text:p>   - Type: <text:span text:style-name="T12">Android anti-pattern</text:span></text:p>
            <text:p>   - Purpose: This anti-pattern aims to inline private getters and setters in Android apps. Private getters and setters are generally more expensive in terms of performance compared to direct field access. Inlining them allows for direct access to the private field, improving performance in mobile devices.</text:p>
            <text:p/>
            <text:p><text:span text:style-name="T12">3. Replace HashMap with Array Map (RHA):</text:span></text:p>
            <text:p>   - Type: <text:span text:style-name="T12">Android anti-pattern</text:span></text:p>
            <text:p>   - Purpose: The purpose of this anti-pattern is to replace the usage of `java.util.HashMap` with `android.util.ArrayMap` in Android apps. `ArrayMap` is a lightweight memory mapping data structure included in Android API 19 and offers compatibility with standard Java container APIs. This replacement can lead to improved performance and reduced memory usage.</text:p>
            <text:p/>
            <text:p><text:span text:style-name="T12">4. Collapse Hierarchy (CH):</text:span></text:p>
            <text:p>   - Type: <text:span text:style-name="T12">Object-oriented (OO) anti-pattern</text:span></text:p>
            <text:p>   - Purpose: The purpose of this anti-pattern is to collapse the features of a child class into its parent class. This refactoring is performed to reduce the complexity of the design and eliminate unnecessary child classes that do not add additional functionality.</text:p>
            <text:p><text:span text:style-name="T12"/></text:p>
            <text:p><text:span text:style-name="T12">5. Inline Class (IC):</text:span></text:p>
            <text:p>   - Type: <text:span text:style-name="T12">Object-oriented (OO) anti-pattern</text:span></text:p>
            <text:p>   - Purpose: This anti-pattern aims to remove a "lazy" class from the system by transferring its functionalities to another related class. The goal is to eliminate classes that do not contribute significantly and distribute their features to more appropriate classes.</text:p>
            <text:p><text:span text:style-name="T12"/></text:p>
            <text:p><text:span text:style-name="T12">6. Introduce Parameter Object (IPO):</text:span></text:p>
            <text:p>   - Type: <text:span text:style-name="T12">Object-oriented (OO) anti-pattern</text:span></text:p>
            <text:p>   - Purpose: The purpose of this anti-pattern is to extract a long list of parameters from a method and group them into a new object. This refactoring improves code readability and maintainability by reducing the number of individual parameters passed to a method.</text:p>
            <text:p><text:span text:style-name="T12"/></text:p>
            <text:p><text:span text:style-name="T12">7. Replace Inheritance with Delegation (RIWD):</text:span></text:p>
            <text:p>   - Type: <text:span text:style-name="T12">Object-oriented (OO) anti-pattern</text:span></text:p>
            <text:p>   - Purpose: This anti-pattern involves replacing inheritance with delegation in a class that only inherits a few methods from its parent class. By creating a field of the parent class and delegating method calls to it, the inheritance relationship is replaced by an association, which can provide more flexibility and maintainability.</text:p>
            <text:p/>
            <text:p><text:span text:style-name="T12">8. Move Method (MM):</text:span></text:p>
            <text:p>   - Type: <text:span text:style-name="T12">Object-oriented (OO) anti-pattern</text:span></text:p>
            <text:p>   - Purpose: The purpose of this anti-pattern is to decompose a "Blob" class by moving its methods to other classes. By distributing the methods to appropriate classes, the design becomes more modular and follows better object-oriented principles.</text:p>
            <text:p/>
            <text:p/>
            <text:p>These anti-patterns and their corresponding refactorings were evaluated to assess the effectiveness of EARMO in improving the design quality of mobile apps while optimizing energy consumption.</text:p>
          </table:table-cell>
          <table:table-cell table:style-name="ce13" office:value-type="string" calcext:value-type="string">
            <text:p>The positive impact results of using EARMO (Energy-Aware Refactoring Approach for Mobile Apps) anti-patterns are as follows:</text:p>
            <text:p/>
            <text:p><text:span text:style-name="T12">1. Median correction of 84 percent of anti-patterns: </text:span>EARMO was able to effectively remove a significant portion of anti-patterns in the studied apps, resulting in improved code quality and maintainability.</text:p>
            <text:p/>
            <text:p><text:span text:style-name="T12">2. Estimated energy consumption improvement of 48 percent:</text:span> EARMO's refactoring sequences led to a considerable reduction in energy consumption in the studied apps, which is beneficial for mobile devices as it can extend battery life and improve overall energy efficiency.</text:p>
            <text:p><text:span text:style-name="T12"/></text:p>
            <text:p><text:span text:style-name="T12">3. Multiple non-dominated solutions: </text:span>EARMO provided an average of 2.5 different solutions for each app, with a maximum of eight solutions. This means that software maintainers have multiple options to choose from when improving the design and energy consumption of an app, allowing them to prioritize their specific needs and preferences.</text:p>
            <text:p><text:span text:style-name="T12"/></text:p>
            <text:p><text:span text:style-name="T12">4. Satisfactory results for design quality and energy consumption:</text:span> The results for design quality improvement (DI) and energy improvement (EI) metrics were generally satisfactory. In nine apps, EARMO achieved 100 percent correction of anti-patterns with a maximum EI of 89 percent. This indicates that EARMO can effectively balance design quality and energy consumption in mobile apps.</text:p>
            <text:p/>
            <text:p>On the negative side, there are no specific negative impact results mentioned. <text:span text:style-name="T12">However, it's worth noting that the effectiveness of EARMO's results may vary depending on the specific execution and the characteristics of the apps being studied. The non-deterministic nature of the metaheuristic techniques employed in EARMO can lead to different results in different executions.</text:span></text:p>
          </table:table-cell>
          <table:table-cell table:style-name="ce13" office:value-type="string" calcext:value-type="string">
            <text:p>In this paper,  the programming languages, platform, and application used :</text:p>
            <text:p><text:span text:style-name="T12"/></text:p>
            <text:p><text:span text:style-name="T12">Programming Languages:</text:span></text:p>
            <text:p>1. <text:span text:style-name="T12">Java</text:span>: The study  mentions that the mobile apps being studied are written in Java. Java is a popular programming language for Android app development.</text:p>
            <text:p/>
            <text:p><text:span text:style-name="T12">Platform:</text:span></text:p>
            <text:p>1. <text:span text:style-name="T12">Android</text:span>: The text refers to Android anti-patterns and the Android SDK. This indicates that the platform being used is Android.</text:p>
            <text:p/>
            <text:p><text:span text:style-name="T12">Application:</text:span></text:p>
            <text:p>The specific name or details of the application being developed are not mentioned in the provided text. However, the text mentions a list of apps used to conduct the preliminary study. <text:span text:style-name="T12">The listed apps include "blackjacktrainer," "calculator," "gltron," "kindmind," "matrixcalc," "monsterhunter," "mylocation," "oddscalculator," "prism," "quicksnap," "SASAbus," "scrabble," "soundmanager," "speedometer," "stk," "sudowars," "swjournal," "tapsoffire," "vitoshadm," and "words."</text:span></text:p>
            <text:p/>
            <text:p>It's important to note that the study does not provide information about the specific programming languages used for web crawler, data extraction, or refactoring of the mobile apps. However, since the apps are written in Java for the Android platform, it's likely that Java is used for these tasks as well, given its compatibility with Android development.</text:p>
          </table:table-cell>
          <table:table-cell table:style-name="ce13" office:value-type="string" calcext:value-type="string">
            <text:p>The study focuses on detecting anti-patterns and applying refactorings to improve the energy efficiency of Android applications. The study discusses various threats to the validity of the study and the measures taken to address them.</text:p>
            <text:p/>
            <text:p>Experimental sources mentioned in the study are as follows:</text:p>
            <text:p/>
            <text:p><text:span text:style-name="T12">1. DECOR :</text:span> A widely-adopted technique used for detecting anti-patterns in software.</text:p>
            <text:p><text:span text:style-name="T12"/></text:p>
            <text:p><text:span text:style-name="T12">2. Guidelines proposed by Gottschalk and Android guidelines for developers: </text:span>These guidelines were used in conjunction with DECOR for detecting anti-patterns.</text:p>
            <text:p/>
            <text:p><text:span text:style-name="T12">3. Refactoring tool support of Android Studio and Eclipse: </text:span>These tools were used to apply refactorings in the preliminary study, minimizing human mistakes.</text:p>
            <text:p/>
            <text:p><text:span text:style-name="T12">4. ADB Monitor:</text:span> It was used to inspect the execution of proposed scenarios and avoid introducing regressions after applying refactorings.</text:p>
            <text:p/>
            <text:p><text:span text:style-name="T12">5. EARMO:</text:span> The outcomes of refactorings performed in the source code and abstract model were manually validated to ensure the correctness of the objective function values. EARMO is the energy-aware refactoring approach used in the study.</text:p>
            <text:p/>
            <text:p><text:span text:style-name="T12">6. Ptidej Tool Suite: </text:span>This tool suite was relied upon for generating the correct representation of the code. It has been applied in several studies on anti-patterns, design patterns, and software evolution.</text:p>
            <text:p/>
            <text:p><text:span text:style-name="T12">7. MonkeyRunner: </text:span>It was used to communicate with apps through simulated signals for evaluation, instead of real sensors like touchscreens or gravity sensors on mobile devices.</text:p>
            <text:p/>
            <text:p>These experimental sources were utilized in the study to detect anti-patterns, apply refactorings, validate outcomes, and measure energy consumption accurately.</text:p>
            <text:p/>
            <text:p><text:span text:style-name="T12">Experimental sources link: </text:span></text:p>
            <text:p/>
            <text:p>1. <text:a xlink:href="https://www.msoon.com/LabEquipment/PowerMonitor/" xlink:type="simple">https://www.msoon.com/LabEquipment/PowerMonitor/</text:a> </text:p>
            <text:p>2. <text:a xlink:href="http://www.eevblog.com/projects/ucurrent/" xlink:type="simple">http://www.eevblog.com/projects/ucurrent/</text:a> </text:p>
            <text:p>3. <text:a xlink:href="https://f-droid.org/wiki/page/com.glTron" xlink:type="simple">https://f-droid.org/wiki/page/com.glTron</text:a> </text:p>
            <text:p>4. <text:a xlink:href="https://goo.gl/6guUpf" xlink:type="simple">https://goo.gl/6guUpf</text:a> </text:p>
            <text:p>5. <text:a xlink:href="https://goo.gl/wyUcdD" xlink:type="simple">https://goo.gl/wyUcdD</text:a> </text:p>
            <text:p>6. <text:a xlink:href="https://f-droid.org/" xlink:type="simple">https://f-droid.org/</text:a> </text:p>
            <text:p>7. <text:a xlink:href="https://play.google.com/store/apps/details?id=com.prohiro.macro" xlink:type="simple">https://play.google.com/store/apps/details?id=com.prohiro.macro</text:a> </text:p>
            <text:p>8. <text:a xlink:href="https://pmd.github.io/" xlink:type="simple">https://pmd.github.io/</text:a> </text:p>
            <text:p>9. <text:a xlink:href="https://pizza.cs.ualberta.ca/gm/index.py" xlink:type="simple">https://pizza.cs.ualberta.ca/gm/index.py</text:a> </text:p>
          </table:table-cell>
          <table:table-cell table:style-name="ce13" office:value-type="string" calcext:value-type="string">
            <text:p>Some commonly used tools for measuring energy consumption in software applications include:</text:p>
            <text:p><text:span text:style-name="T12"/></text:p>
            <text:p><text:span text:style-name="T12">1. Power meters: </text:span>These are physical devices that measure the power consumption of a device or system. They can be connected to the power source to measure the overall energy consumption.</text:p>
            <text:p/>
            <text:p><text:span text:style-name="T12">2. Software-based energy profilers: </text:span>These are tools that analyze the energy usage of software applications running on a device. They often provide detailed information about the energy consumption of different components, such as CPU, network, and display.</text:p>
            <text:p><text:span text:style-name="T12"/></text:p>
            <text:p><text:span text:style-name="T12">3. Energy measurement frameworks:</text:span> Some platforms and frameworks provide built-in features or APIs for measuring energy consumption. For example, Android provides Battery Historian, which can be used to analyze energy usage in Android applications.</text:p>
            <text:p/>
            <text:p><text:span text:style-name="T12">4. Energy measurement libraries: </text:span>There are libraries available that can be integrated into software applications to measure their energy consumption. These libraries often provide APIs to collect energy data and calculate energy usage.</text:p>
            <text:p/>
            <text:p/>
            <text:p>It is important to note that the specific tool or approach used for measuring energy consumption may vary depending on the platform, the level of granularity required, and the specific goals of the study.</text:p>
            <text:p/>
            <text:p><text:span text:style-name="T12">DECOR</text:span>: A widely-adopted technique for detecting anti-patterns.</text:p>
            <text:p/>
            <text:p><text:span text:style-name="T12">Android Studio and Eclipse:</text:span> Refactoring tool support used for applying refactorings.</text:p>
            <text:p/>
            <text:p><text:span text:style-name="T12">ADB Monitor:</text:span> Used for inspecting the execution of proposed scenarios and avoiding regressions after applying refactorings.</text:p>
            <text:p/>
            <text:p><text:span text:style-name="T12">Ptidej Tool Suite: </text:span>Used for code generation and representing the code in the study.</text:p>
          </table:table-cell>
          <table:table-cell table:style-name="ce27" table:number-columns-repeated="1005"/>
          <table:table-cell table:number-columns-repeated="3"/>
        </table:table-row>
        <table:table-row table:style-name="ro6">
          <table:table-cell table:style-name="ce8" office:value-type="float" office:value="2019" calcext:value-type="float">
            <text:p>2019</text:p>
          </table:table-cell>
          <table:table-cell table:style-name="ce13" office:value-type="string" calcext:value-type="string">
            <text:p>On the impact of code smells on the energy consumption of mobile Applications</text:p>
            <text:p>Fabio Palomba, Dario Di Nucci, …</text:p>
          </table:table-cell>
          <table:table-cell table:style-name="ce13" office:value-type="string" calcext:value-type="string">
            <text:p>The main problem addressed in this study is the lack of knowledge and understanding regarding the influence of code smells (symptoms of poor design or implementation choices) on the energy consumption of mobile applications. The goal is to conduct a large-scale empirical study to investigate the relationship between code smells and energy efficiency in order to provide a wider overview of the impact. </text:p>
          </table:table-cell>
          <table:table-cell table:style-name="ce13" office:value-type="string" calcext:value-type="string">
            <text:p>The authors propose a solution to the problem of energy inefficiency in mobile applications caused by code smells. They aim to investigate the extent to which code smells affect energy efficiency and whether refactoring operations applied to remove them can improve energy efficiency. The study focuses on 9 specific method-level code smells in 60 Android apps. To conduct their analyses, the authors utilize two tools: ADOCTOR, a code smell detector, and PETRA, a tool for estimating the energy profile of mobile applications. The results of the study reveal the existence of four specific energy smells that significantly impact energy consumption. Additionally, the study demonstrates the potential benefits of refactoring code smells to improve energy efficiency. </text:p>
          </table:table-cell>
          <table:table-cell table:style-name="ce13" office:value-type="string" calcext:value-type="string">
            <text:p>There are some solution details related to the research study on code smells and energy consumption in Android apps:</text:p>
            <text:p/>
            <text:p>1. Used Artifacts:</text:p>
            <text:p>   - ADOCTOR: A code smell detection tool used to identify instances of nine Android-specific code smells in the source code of mobile apps.</text:p>
            <text:p>   - PETRA (Power Estimation Tool for Android): A software-based approach used to estimate the energy consumed by each method in Android apps. It instruments the methods, runs test cases, and records the time and energy consumed during method execution.</text:p>
            <text:p>   - Dataset: A dataset of 60 open source Android apps, which were analyzed to investigate the influence of code smells on energy consumption and the impact of refactoring on energy efficiency.</text:p>
            <text:p/>
            <text:p>2. Energy Metrics:</text:p>
            <text:p>   - Energy Consumption: The main energy metric used in the study to quantify the amount of energy consumed by methods affected by code smells. PETRA calculates the energy consumption for each method based on the execution time, component states, and power profiles specific to the device.</text:p>
            <text:p>   </text:p>
            <text:p>3. Energy Efficiency Tactics:</text:p>
            <text:p>   - Refactoring: The study investigates the impact of refactoring on energy efficiency. By identifying and addressing code smells, the researchers aim to improve the energy consumption of the affected methods. The specific refactoring techniques used in the study are not mentioned in the provided text, but the focus is on resolving Android-specific code smells related to energy consumption and method-level issues.</text:p>
            <text:p>   </text:p>
            <text:p> The research study aims to highlight the importance of empirical evaluation of code smells' impact on non-functional attributes, particularly energy consumption, in Android apps.</text:p>
          </table:table-cell>
          <table:table-cell table:style-name="ce13" office:value-type="string" calcext:value-type="string">
            <text:p>The paper works in the domain of mobile apps. It specifically focuses on energy efficiency in Android mobile applications.</text:p>
          </table:table-cell>
          <table:table-cell table:style-name="ce13" office:value-type="string" calcext:value-type="string">
            <text:p>The architectural level followed in the research study on code smells and energy consumption in Android apps is primarily at the method level. The study focuses on analyzing the source code of mobile apps and investigating the influence of code smells on energy consumption at a granular level. The energy consumption of individual methods affected by code smells is measured and analyzed.</text:p>
            <text:p/>
            <text:p>While the specific architectural levels such as network or middleware are not mentioned in the provided text, the study's primary focus is on examining code smells and their impact on energy consumption within the application code itself. The study does not explicitly delve into higher-level architectural aspects like network communication or middleware components.</text:p>
          </table:table-cell>
          <table:table-cell table:style-name="ce13" office:value-type="string" calcext:value-type="string">
            <text:p>The approach used in the research study can be classified as an empirical study, which involves collecting and analyzing real-world data to answer research questions. The study examines the impact of code smells on energy consumption and the effectiveness of refactoring in improving energy efficiency in Android apps. It utilizes code smell detection tools, energy estimation tools, and profiling tools to gather and analyze the data. The approach includes a validation step comparing the results with actual measurements.</text:p>
          </table:table-cell>
          <table:table-cell table:style-name="ce13" office:value-type="string" calcext:value-type="string">
            <text:p>The evaluation of the study's results provides valuable insights into the correlation between code smells and energy consumption in mobile apps. The findings indicate that approximately 32% of the analyzed methods were affected by code smells, with certain smells like Member Ignoring Method and Slow Loop occurring most frequently. The study identified a correlation between code smells and high energy consumption, particularly in the top 50% of the most energy-consuming methods. Co-occurrences of specific smells, such as Leaking Thread and Member Ignoring Method, were observed in methods with high energy consumption. However, the impact of refactoring code smells on reducing energy consumption was found to be insignificant. While the study addresses threats to validity, including construct, conclusion, internal, and external validity, further research on larger datasets is warranted to generalize these findings and explore code smells' impact at different levels of granularity.</text:p>
          </table:table-cell>
          <table:table-cell table:style-name="ce13" office:value-type="string" calcext:value-type="string">
            <text:p>In conclusion, this paper presents a significant empirical investigation focusing on the impact of Android-specific code smells on the energy consumption of mobile apps. Through a large-scale study involving 60 Android apps, the research addresses three main research questions: the relevance of code smells in the mobile app context, the relationship between code smells and energy consumption, and the effectiveness of refactoring operations in improving energy efficiency. The findings offer valuable contributions to the research community and highlight two key lessons. Firstly, certain code smells, such as Leaking Thread, Member Ignoring Method, Slow Loop, and Internal Setter, have a substantial impact on energy efficiency, with energy consumption up to 87 times higher compared to other smelly methods. This emphasizes the need for further investigation into Android-specific code smells and the development of preventive tools. Secondly, refactoring code smells emerges as a crucial activity for enhancing energy efficiency, indicating the importance of automated refactoring tools to support mobile developers. These lessons shape the future research agenda, which includes exploring additional code smells and their co-occurrences, investigating energy consumption at higher granularities, and conducting in-vivo experiments to assess end-users' perception of energy optimization following refactoring. Overall, this study underscores the significance of code quality-checkers, refactoring tools, and continued research in advancing energy-efficient mobile app development.</text:p>
          </table:table-cell>
          <table:table-cell table:style-name="ce13" office:value-type="string" calcext:value-type="string">
            <text:p>The related literature extensively examines traditional code smells and their effects on program quality, along with approaches for their detection and refactoring. Code smells in mobile apps and their impact on energy efficiency have also been explored, highlighting positive and negative effects of refactorings. Limited empirical assessment exists for Android-specific code smells. Energy consumption estimation and analysis tools have been developed, investigating the influence of practices, obfuscation, design patterns, and refactoring. Studies have analyzed the effects of refactoring on energy consumption, including the choice of data structures. Comparisons with prior work reveal this study's contributions: analyzing a wider variety of code smells at the method level for a better understanding of their relationship with energy efficiency in mobile apps. Studies on iOS apps show similar proportions of code smells with lower prevalence than Android. Overall, the literature emphasizes the importance of studying code smells, refactoring, and energy consumption for code quality improvement and energy-efficient software development.</text:p>
          </table:table-cell>
          <table:table-cell table:style-name="ce13" office:value-type="string" calcext:value-type="string">
            <text:p>The researchers used code smells in their study to investigate the impact of these smells on energy consumption in <text:span text:style-name="T12">mobile applications</text:span>. They selected <text:span text:style-name="T12">9 method-level code smells specifically defined for mobile applications.</text:span> The code smells used in the study are specific design flaws or implementation choices that are believed to impact non-functional attributes of mobile apps, such as software quality, user experience, performance, and energy consumption. </text:p>
            <text:p/>
            <text:p>These code smells are:</text:p>
            <text:p/>
            <text:p><text:span text:style-name="T12">1.    Data Transmission Without Compression (DTWC):</text:span> A method transmitting a file over a network without compressing it.</text:p>
            <text:p/>
            <text:p> <text:span text:style-name="T12">2.   Durable Wakelock (DWL): </text:span>A method acquiring a wakelock and not releasing it.</text:p>
            <text:p/>
            <text:p><text:span text:style-name="T12"> 3.   Inefficient Data Structure (IDS):</text:span> A method using an HashMap&lt;Integer, Object&gt; for storing data, which can lead to inefficiencies.</text:p>
            <text:p/>
            <text:p><text:span text:style-name="T12"> 4.   Inefficient SQL Query (ISQLQ):</text:span> A method using a SQL query over a JDBC connection to a remote server, which may not be optimized.</text:p>
            <text:p><text:span text:style-name="T12"/></text:p>
            <text:p><text:span text:style-name="T12"> 5.   Inefficient Data Format And Parser (IDFAP)</text:span>: A method using a TreeParser for parsing data, which may not be efficient.</text:p>
            <text:p/>
            <text:p><text:span text:style-name="T12"> 6.   Internal Setter (IS):</text:span> Internal fields are set via setters, which may lead to additional function calls and impact energy efficiency.</text:p>
            <text:p/>
            <text:p> <text:span text:style-name="T12">7.   Leaking Thread (LT): </text:span>A method using a thread that will never be stopped, leading to potential energy wastage.</text:p>
            <text:p/>
            <text:p><text:span text:style-name="T12"> 8.   Member-Ignoring Method (MIM): </text:span>Non-static methods that don't access any properties, which may indicate inefficient code.</text:p>
            <text:p/>
            <text:p><text:span text:style-name="T12">  9.  Slow Loop (SL): </text:span>A method using a slow version of a for-loop, which can affect the performance and energy consumption.</text:p>
            <text:p/>
            <text:p>These code smells <text:span text:style-name="T12">were identified using a code smell detector tool called</text:span> <text:span text:style-name="T12">ADOCTOR</text:span>, which had previously been developed and evaluated. The tool extracts structural properties from the source code to detect instances of the considered code smells.</text:p>
            <text:p/>
            <text:p>The researchers chose to use code smells instead of immediately applying code refactoring because they wanted to first determine the extent to which these code smells affect energy efficiency. They aimed to investigate whether the removal of code smells through refactoring directly improves the energy efficiency of the refactored methods.</text:p>
          </table:table-cell>
          <table:table-cell table:style-name="ce13" office:value-type="string" calcext:value-type="string">
            <text:p>The study analyzes various code smells and their occurrence in methods, as well as their co-occurrence. It also explores the relationship between code smells and energy consumption.</text:p>
            <text:p/>
            <text:p><text:span text:style-name="T12">Positive and Negative Impact of Code Smells:</text:span></text:p>
            <text:p/>
            <text:p><text:span text:style-name="T12">1. Leaking Thread:</text:span> This code smell occurs when a thread is created but not properly closed. It has a negative impact on energy consumption as it may lead to resource leaks and increased power usage.</text:p>
            <text:p/>
            <text:p><text:span text:style-name="T12">2. Member Ignoring Method: </text:span>This code smell refers to a class member that is not used within the class. It may not directly impact energy consumption, but it indicates poor code quality and maintainability.</text:p>
            <text:p/>
            <text:p><text:span text:style-name="T12">3. Slow Loop: </text:span>This code smell occurs when a loop is inefficient or takes a long time to execute. It has a negative impact on energy consumption as it prolongs the execution time of the loop and consumes more resources.</text:p>
            <text:p/>
            <text:p><text:span text:style-name="T12">4. Data Transmission Without Compression: </text:span>This code smell indicates the absence of data compression during transmission. It has a negative impact on energy consumption as uncompressed data requires more network bandwidth and power to transmit.</text:p>
            <text:p><text:span text:style-name="T12"/></text:p>
            <text:p><text:span text:style-name="T12">5. Internal Setter: </text:span>This code smell refers to a setter method that is only used within the class. It may not directly impact energy consumption, but it indicates a design flaw and can affect code readability and maintainability.</text:p>
            <text:p/>
            <text:p>The research findings indicate that these code smells tend to occur frequently in the analyzed mobile applications. <text:span text:style-name="T12">The co-occurrence of Slow Loop, Leaking Thread, Member Ignoring Method, and Internal Setter is particularly common. Methods affected by these code smells were found to be among the most energy-consuming methods.</text:span></text:p>
            <text:p/>
            <text:p><text:span text:style-name="T12">Results showed that there is a relation between code smells and energy consumption, with a higher percentage of smelly methods in the top-consuming methods.</text:span></text:p>
            <text:p><text:span text:style-name="T12"/></text:p>
            <text:p><text:span text:style-name="T12">Four code smells (Member Ignoring Method, Slow Loop, Leaking Thread, and Internal Setter) were frequently found in the most consuming methods.</text:span></text:p>
            <text:p><text:span text:style-name="T12"/></text:p>
            <text:p><text:span text:style-name="T12">Some code smells (Data Transmission Without Compression, Durable Wakelock, Inefficient Data Structure, and Inefficient Data Format and Parser) appeared less frequently in the top-consuming methods.</text:span></text:p>
            <text:p><text:span text:style-name="T12"/></text:p>
            <text:p><text:span text:style-name="T12">The co-occurrence of code smells was analyzed, and it was found that methods affected by multiple smells appeared more frequently at the top of the most consuming methods list.</text:span></text:p>
            <text:p><text:span text:style-name="T12"/></text:p>
            <text:p><text:span text:style-name="T12">Refactoring the code smells (considering only methods affected by one smell) did not have a significant impact on reducing energy consumption.</text:span></text:p>
          </table:table-cell>
          <table:table-cell table:style-name="ce13" office:value-type="string" calcext:value-type="string">
            <text:p>In the study,  the following programming languages, platforms, and applications were used:</text:p>
            <text:p/>
            <text:p><text:span text:style-name="T12">Programming Languages:</text:span></text:p>
            <text:p><text:span text:style-name="T12"/></text:p>
            <text:p>- <text:span text:style-name="T12">Java</text:span>: The study focuses on analyzing the source code of Android apps, which are primarily developed using Java. Java is a popular programming language for Android app development.</text:p>
            <text:p/>
            <text:p><text:span text:style-name="T12">Platforms</text:span>:</text:p>
            <text:p/>
            <text:p>- <text:span text:style-name="T12">Android</text:span>: The study specifically analyzes mobile applications developed for the Android platform. Android is an open-source platform that provides a framework for developing mobile applications.</text:p>
            <text:p/>
            <text:p><text:span text:style-name="T12">Applications</text:span>:</text:p>
            <text:p/>
            <text:p>- <text:span text:style-name="T12">ADOCTOR</text:span>: ADOCTOR is a code smell detector tool that was developed and evaluated by the authors of the study. It is used to detect instances of code smells in the source code of Android apps. ADOCTOR extracts structural properties from the code to identify code smell instances.</text:p>
            <text:p/>
            <text:p>- <text:span text:style-name="T12">PETRA</text:span> (<text:span text:style-name="T12">Power Estimation Tool for Android</text:span>): PETRA is a software-based tool used for estimating the energy consumption of mobile applications. It instruments the methods of the app under analysis and runs test cases to measure the energy consumed by each executed method. PETRA records the time and energy consumption for each method.</text:p>
            <text:p/>
            <text:p><text:span text:style-name="T12">These tools (ADOCTOR and PETRA) were developed and evaluated by the authors prior to the study. ADOCTOR demonstrates high precision and recall in detecting code smells, while PETRA provides accurate estimations of energy consumption.</text:span></text:p>
            <text:p/>
            <text:p>The choice of Java and Android as the programming language and platform is common in Android app development due to their wide adoption and support. ADOCTOR and PETRA were specifically developed for the purpose of this study to analyze code smells and energy consumption in Android apps, respectively.</text:p>
          </table:table-cell>
          <table:table-cell table:style-name="ce13" office:value-type="string" calcext:value-type="string">
            <text:p><text:span text:style-name="T21">Here are the key points of some benchmarks and experimental sources used in the study:</text:span></text:p>
            <text:p><text:span text:style-name="T22"/></text:p>
            <text:p><text:span text:style-name="T23">1. Code Smell Detection: </text:span><text:span text:style-name="T24">The ADOCTOR tool was used to detect code smell instances. The tool's precision and recall were evaluated on 18 apps, showing a precision of 98% and a recall of 98%. This evaluation ensures the reliability of the code smell instances identified.</text:span></text:p>
            <text:p><text:span text:style-name="T25"/></text:p>
            <text:p><text:span text:style-name="T26">2. Energy Consumption Measurement:</text:span><text:span text:style-name="T27"> The PETRA tool was used to measure energy consumption. The accuracy of PETRA was evaluated on 54 mobile apps, comparing its power estimation with an oracle. The validation showed that in 95% of the cases, PETRA's estimations were within 5% of the actual values, indicating the consistency and accuracy of the energy consumption data.</text:span></text:p>
            <text:p><text:span text:style-name="T28"/></text:p>
            <text:p><text:span text:style-name="T23">3. Experimental Execution: </text:span><text:span text:style-name="T24">The experiments were performed on an LG Nexus 4 smartphone running Android 5.1.1. Previous research in the field guided this choice of device and Android version.</text:span></text:p>
            <text:p><text:span text:style-name="T29"/></text:p>
            <text:p><text:span text:style-name="T26">4. Test Case Generation: </text:span><text:span text:style-name="T27">Test cases were automatically generated using the Monkey tool, which was considered one of the best alternatives for the studied apps in terms of coverage.</text:span></text:p>
            <text:p><text:span text:style-name="T22"/></text:p>
            <text:p><text:span text:style-name="T23">5. Refactoring Process</text:span><text:span text:style-name="T24">: The source code was manually refactored following the guidelines provided by Reimann et al. The refactoring process was double-checked by the authors to ensure the validity of the refactoring operations and to confirm that the external behavior of the refactored methods remained unchanged.</text:span></text:p>
            <text:p><text:span text:style-name="T25"/></text:p>
            <text:p><text:span text:style-name="T26">6. Analysis and Statistics: </text:span><text:span text:style-name="T27">The study employed descriptive statistics, statistical tests, and effect size measures to analyze and discuss the results. The significance and magnitude of the findings were assessed using appropriate methods.</text:span></text:p>
            <text:p><text:span text:style-name="T22"/></text:p>
            <text:p><text:span text:style-name="T30">These are the key points related to benchmarks and experimental sources mentioned in the provided study. </text:span></text:p>
            <text:p><text:span text:style-name="T31"/></text:p>
            <text:p><text:span text:style-name="T32">Experimental sources links :</text:span></text:p>
            <text:p><text:span text:style-name="T28"/></text:p>
            <text:p><text:span text:style-name="T5"><text:a xlink:href="https://f-droid.org/" xlink:type="simple">https://f-droid.org/</text:a></text:span><text:span text:style-name="T5"> </text:span></text:p>
            <text:p><text:span text:style-name="T33"><text:a xlink:href="https://developer.android.com/reference/android/app/Activity.html" xlink:type="simple">https://developer.android.com/reference/android/app/Activity.html</text:a></text:span><text:span text:style-name="T33"> </text:span></text:p>
            <text:p><text:span text:style-name="T33"><text:a xlink:href="https://developer.android.com/about/versions/lollipop/android-5.0#Power" xlink:type="simple">https://developer.android.com/about/versions/lollipop/android-5.0#Power</text:a></text:span><text:span text:style-name="T33"> </text:span></text:p>
            <text:p><text:span text:style-name="T33"><text:a xlink:href="https://developer.android.com/studio/profile/traceview.html" xlink:type="simple">https://developer.android.com/studio/profile/traceview.html</text:a></text:span><text:span text:style-name="T33"> </text:span></text:p>
            <text:p><text:span text:style-name="T33"><text:a xlink:href="https://developer.android.com/topic/performance/power/setup-battery-historian" xlink:type="simple">https://developer.android.com/topic/performance/power/setup-battery-historian</text:a></text:span></text:p>
            <text:p><text:span text:style-name="T33"><text:a xlink:href="https://developer.android.com/topic/performance/tracing/command-line" xlink:type="simple">https://developer.android.com/topic/performance/tracing/command-line</text:a></text:span><text:span text:style-name="T33"> </text:span></text:p>
            <text:p><text:span text:style-name="T33"><text:a xlink:href="https://source.android.com/docs/core/power/values" xlink:type="simple">https://source.android.com/docs/core/power/values</text:a></text:span><text:span text:style-name="T33"> </text:span></text:p>
            <text:p><text:span text:style-name="T33"><text:a xlink:href="https://developer.android.com/tools/adb#shellcommands" xlink:type="simple">https://developer.android.com/tools/adb#shellcommands</text:a></text:span><text:span text:style-name="T33"> </text:span></text:p>
            <text:p><text:span text:style-name="T33"><text:a xlink:href="https://www.msoon.com/online-store" xlink:type="simple">https://www.msoon.com/online-store</text:a></text:span><text:span text:style-name="T33"> </text:span></text:p>
            <text:p><text:span text:style-name="T33"><text:a xlink:href="https://android.stackexchange.com/questions/54902/disable-usb-charging" xlink:type="simple">https://android.stackexchange.com/questions/54902/disable-usb-charging</text:a></text:span><text:span text:style-name="T33"> </text:span></text:p>
            <text:p><text:span text:style-name="T33"><text:a xlink:href="https://developer.android.com/studio/test/other-testing-tools/monkey" xlink:type="simple">https://developer.android.com/studio/test/other-testing-tools/monkey</text:a></text:span><text:span text:style-name="T33"> </text:span></text:p>
            <text:p><text:span text:style-name="T33"><text:a xlink:href="https://github.com/Orange-OpenSource/simiasque" xlink:type="simple">https://github.com/Orange-OpenSource/simiasque</text:a></text:span><text:span text:style-name="T33"> </text:span></text:p>
            <text:p><text:span text:style-name="T33"><text:a xlink:href="https://play.google.com/store/apps/details?id=a2dp.Vol" xlink:type="simple">https://play.google.com/store/apps/details?id=a2dp.Vol</text:a></text:span><text:span text:style-name="T33"> </text:span></text:p>
            <text:p><text:span text:style-name="T33"><text:a xlink:href="https://play.google.com/store/apps/details?id=com.morphoss.acal" xlink:type="simple">https://play.google.com/store/apps/details?id=com.morphoss.acal</text:a></text:span><text:span text:style-name="T33"> </text:span></text:p>
            <text:p><text:span text:style-name="T33"><text:a xlink:href="https://play.google.com/store/apps/details?id=com.angrydoughnuts.android.alarmclock" xlink:type="simple">https://play.google.com/store/apps/details?id=com.angrydoughnuts.android.alarmclock</text:a></text:span></text:p>
            <text:p><text:span text:style-name="T33"><text:a xlink:href="https://play.google.com/store/apps/details?id=ch.blinkenlights.battery" xlink:type="simple">https://play.google.com/store/apps/details?id=ch.blinkenlights.battery</text:a></text:span><text:span text:style-name="T33"> </text:span></text:p>
          </table:table-cell>
          <table:table-cell table:style-name="ce13" office:value-type="string" calcext:value-type="string">
            <text:p>The tool used for energy consumption measurement in the provided text is called <text:span text:style-name="T12">PETRA</text:span> <text:span text:style-name="T12">(Power Estimation Tool for Android)</text:span>. PETRA is a software-based approach that estimates the energy consumed by each executed method in Android apps. It instruments the methods of the app under analysis and runs a set of test cases to record the time needed to complete the execution of each method and estimate the joules consumed by the app during that time.</text:p>
            <text:p/>
            <text:p><text:span text:style-name="T12">PETRA's main process consists of three main blocks:</text:span></text:p>
            <text:p/>
            <text:p><text:span text:style-name="T12">1. App preprocessing</text:span>: PETRA sets up the software environment by installing the app on a mobile phone and enabling the debuggable option. This allows for instrumentation and profiling of the app.</text:p>
            <text:p/>
            <text:p><text:span text:style-name="T12">2. Energy profile computation</text:span>: PETRA exercises the app using a test case and leverages tools such as dmtracedump, Batterystats, and Systrace to collect data on method calls, battery data, and CPU performance. With this information, PETRA calculates the energy consumed for every method call invocation.</text:p>
            <text:p/>
            <text:p><text:span text:style-name="T12">3. Output generation</text:span>: PETRA generates a CSV file containing the energy estimation for each method call, including the method signature, energy consumption in Joules, and execution time in seconds.</text:p>
            <text:p><text:span text:style-name="T12"/></text:p>
            <text:p><text:span text:style-name="T12">To use PETRA, the following steps are followed:</text:span></text:p>
            <text:p><text:span text:style-name="T12"/></text:p>
            <text:p>1. Provide an executable version of the app in the form of an APK file.</text:p>
            <text:p>2. Install the app on a compatible mobile phone and enable debugging.</text:p>
            <text:p>3. Define a test case for exercising the app.</text:p>
            <text:p>4. Run PETRA, which instruments the app's methods and executes the test case.</text:p>
            <text:p>5. PETRA collects data on method calls, battery usage, and CPU performance.</text:p>
            <text:p>6. PETRA calculates the energy consumed for each method call based on the collected data.</text:p>
            <text:p>7. PETRA generates an output file with energy estimations for each method call.</text:p>
            <text:p/>
            <text:p>PETRA was chosen in this study because it is publicly available and provides a software-based approach for energy consumption estimation in Android apps. It eliminates the need for specialized hardware equipment and extensive setup of a test bed. The tool has been validated and shown to produce estimations close to the actual values when compared to a hardware-based tool called Monsoon.</text:p>
          </table:table-cell>
          <table:table-cell table:style-name="ce27" table:number-columns-repeated="1005"/>
          <table:table-cell table:number-columns-repeated="3"/>
        </table:table-row>
        <table:table-row table:style-name="ro7">
          <table:table-cell table:style-name="ce4"/>
          <table:table-cell table:style-name="ce5"/>
          <table:table-cell table:style-name="ce4" table:number-columns-repeated="9"/>
          <table:table-cell table:style-name="ce5" table:number-columns-repeated="5"/>
          <table:table-cell table:style-name="ce4" table:number-columns-repeated="1005"/>
          <table:table-cell table:number-columns-repeated="3"/>
        </table:table-row>
        <table:table-row table:style-name="ro7">
          <table:table-cell table:style-name="ce6"/>
          <table:table-cell table:style-name="ce5"/>
          <table:table-cell table:style-name="ce4" table:number-columns-repeated="4"/>
          <table:table-cell table:style-name="ce6"/>
          <table:table-cell table:style-name="ce4" table:number-columns-repeated="4"/>
          <table:table-cell table:style-name="ce5" table:number-columns-repeated="5"/>
          <table:table-cell table:style-name="ce4" table:number-columns-repeated="1005"/>
          <table:table-cell table:number-columns-repeated="3"/>
        </table:table-row>
        <table:table-row table:style-name="ro7">
          <table:table-cell table:style-name="ce4"/>
          <table:table-cell table:style-name="ce5"/>
          <table:table-cell table:style-name="ce4" table:number-columns-repeated="4"/>
          <table:table-cell table:style-name="ce6"/>
          <table:table-cell table:style-name="ce4" table:number-columns-repeated="4"/>
          <table:table-cell table:style-name="ce5" table:number-columns-repeated="5"/>
          <table:table-cell table:style-name="ce4" table:number-columns-repeated="1005"/>
          <table:table-cell table:number-columns-repeated="3"/>
        </table:table-row>
        <table:table-row table:style-name="ro7">
          <table:table-cell table:style-name="ce4"/>
          <table:table-cell table:style-name="ce5"/>
          <table:table-cell table:style-name="ce4" table:number-columns-repeated="9"/>
          <table:table-cell table:style-name="ce5" table:number-columns-repeated="5"/>
          <table:table-cell table:style-name="ce4" table:number-columns-repeated="1005"/>
          <table:table-cell table:number-columns-repeated="3"/>
        </table:table-row>
        <table:table-row table:style-name="ro7" table:number-rows-repeated="12">
          <table:table-cell table:style-name="ce4" table:number-columns-repeated="1021"/>
          <table:table-cell table:number-columns-repeated="3"/>
        </table:table-row>
        <table:table-row table:style-name="ro7" table:number-rows-repeated="43">
          <table:table-cell table:style-name="ce3" table:number-columns-repeated="1021"/>
          <table:table-cell table:number-columns-repeated="3"/>
        </table:table-row>
        <table:table-row table:style-name="ro8" table:number-rows-repeated="1048510">
          <table:table-cell table:number-columns-repeated="1024"/>
        </table:table-row>
        <table:table-row table:style-name="ro8">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tyle:font-face style:name="Liberation Sans1" svg:font-family="'Liberation Sans'"/>
    <style:font-face style:name="Liberation Sans" svg:font-family="'Liberation Sans'" style:font-family-generic="swiss" style:font-pitch="variable"/>
    <style:font-face style:name="AR PL KaitiM GB" svg:font-family="'AR PL KaitiM GB'" style:font-family-generic="system" style:font-pitch="variable"/>
    <style:font-face style:name="FreeSans" svg:font-family="FreeSans" style:font-family-generic="system" style:font-pitch="variable"/>
  </office:font-face-decls>
  <office:styles>
    <style:default-style style:family="table-cell">
      <style:paragraph-properties style:tab-stop-distance="1.25cm"/>
      <style:text-properties style:font-name="Liberation Sans" fo:language="en" fo:country="GB" style:font-name-asian="AR PL KaitiM GB" style:language-asian="zh" style:country-asian="CN" style:font-name-complex="FreeSans" style:language-complex="hi" style:country-complex="IN"/>
    </style:default-style>
    <number:number-style style:name="N0">
      <number:number number:min-integer-digits="1"/>
    </number:number-style>
    <style:style style:name="Default" style:family="table-cell" style:data-style-name="N0">
      <style:table-cell-properties fo:background-color="transparent" style:vertical-align="automatic"/>
      <style:text-properties fo:color="#000000" style:font-name="Calibri" fo:font-family="Calibri" fo:font-size="11pt" style:font-name-asian="Calibri" style:font-family-asian="Calibri" style:font-size-asian="11pt" style:font-name-complex="Calibri" style:font-family-complex="Calibri" style:font-size-complex="11pt"/>
    </style:style>
    <style:style style:name="Heading" style:family="table-cell" style:parent-style-name="Default" style:data-style-name="N0">
      <style:table-cell-properties fo:background-color="transparent" style:vertical-align="automatic"/>
      <style:text-properties style:font-name="Liberation Sans1" fo:font-family="'Liberation Sans'" fo:font-size="24pt" fo:font-weight="bold" style:font-name-asian="Liberation Sans1" style:font-family-asian="'Liberation Sans'" style:font-size-asian="24pt" style:font-weight-asian="bold" style:font-name-complex="Liberation Sans1" style:font-family-complex="'Liberation Sans'" style:font-size-complex="24pt" style:font-weight-complex="bold"/>
    </style:style>
    <style:style style:name="Heading_20_1" style:display-name="Heading 1" style:family="table-cell" style:parent-style-name="Default" style:data-style-name="N0">
      <style:table-cell-properties fo:background-color="transparent" style:vertical-align="automatic"/>
      <style:text-properties style:font-name="Liberation Sans1" fo:font-family="'Liberation Sans'" fo:font-size="18pt" style:font-name-asian="Liberation Sans1" style:font-family-asian="'Liberation Sans'" style:font-size-asian="18pt" style:font-name-complex="Liberation Sans1" style:font-family-complex="'Liberation Sans'" style:font-size-complex="18pt"/>
    </style:style>
    <style:style style:name="Heading_20_2" style:display-name="Heading 2" style:family="table-cell" style:parent-style-name="Default" style:data-style-name="N0">
      <style:table-cell-properties fo:background-color="transparent" style:vertical-align="automatic"/>
      <style:text-properties style:font-name="Liberation Sans1" fo:font-family="'Liberation Sans'" fo:font-size="12pt" style:font-name-asian="Liberation Sans1" style:font-family-asian="'Liberation Sans'" style:font-size-asian="12pt" style:font-name-complex="Liberation Sans1" style:font-family-complex="'Liberation Sans'" style:font-size-complex="12pt"/>
    </style:style>
    <style:style style:name="Text" style:family="table-cell" style:parent-style-name="Default" style:data-style-name="N0">
      <style:table-cell-properties fo:background-color="transparent" style:vertical-align="automatic"/>
      <style:text-properties style:font-name="Liberation Sans1" fo:font-family="'Liberation Sans'" style:font-name-asian="Liberation Sans1" style:font-family-asian="'Liberation Sans'" style:font-name-complex="Liberation Sans1" style:font-family-complex="'Liberation Sans'"/>
    </style:style>
    <style:style style:name="Note" style:family="table-cell" style:parent-style-name="Default" style:data-style-name="N0">
      <style:table-cell-properties fo:background-color="#ffffcc" fo:border="0.06pt solid #808080" style:vertical-align="automatic"/>
      <style:text-properties fo:color="#333333"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Footnote" style:family="table-cell" style:parent-style-name="Default" style:data-style-name="N0">
      <style:table-cell-properties fo:background-color="transparent" style:vertical-align="automatic"/>
      <style:text-properties fo:color="#808080" style:font-name="Liberation Sans1" fo:font-family="'Liberation Sans'" fo:font-size="10pt" fo:font-style="italic" style:font-name-asian="Liberation Sans1" style:font-family-asian="'Liberation Sans'" style:font-size-asian="10pt" style:font-style-asian="italic" style:font-name-complex="Liberation Sans1" style:font-family-complex="'Liberation Sans'" style:font-size-complex="10pt" style:font-style-complex="italic"/>
    </style:style>
    <style:style style:name="Hyperlink" style:family="table-cell" style:parent-style-name="Default" style:data-style-name="N0">
      <style:table-cell-properties fo:background-color="transparent" style:vertical-align="automatic"/>
      <style:text-properties fo:color="#0000ee" style:font-name="Liberation Sans1" fo:font-family="'Liberation Sans'" fo:font-size="10pt" style:text-underline-style="solid" style:text-underline-width="auto" style:text-underline-color="font-color" style:font-name-asian="Liberation Sans1" style:font-family-asian="'Liberation Sans'" style:font-size-asian="10pt" style:font-name-complex="Liberation Sans1" style:font-family-complex="'Liberation Sans'" style:font-size-complex="10pt"/>
    </style:style>
    <style:style style:name="Status" style:family="table-cell" style:parent-style-name="Default" style:data-style-name="N0">
      <style:table-cell-properties fo:background-color="transparent" style:vertical-align="automatic"/>
      <style:text-properties style:font-name="Liberation Sans1" fo:font-family="'Liberation Sans'" style:font-name-asian="Liberation Sans1" style:font-family-asian="'Liberation Sans'" style:font-name-complex="Liberation Sans1" style:font-family-complex="'Liberation Sans'"/>
    </style:style>
    <style:style style:name="Good" style:family="table-cell" style:parent-style-name="Default" style:data-style-name="N0">
      <style:table-cell-properties fo:background-color="#ccffcc" style:vertical-align="automatic"/>
      <style:text-properties fo:color="#0066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Neutral" style:family="table-cell" style:parent-style-name="Default" style:data-style-name="N0">
      <style:table-cell-properties fo:background-color="#ffffcc" style:vertical-align="automatic"/>
      <style:text-properties fo:color="#9966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Bad" style:family="table-cell" style:parent-style-name="Default" style:data-style-name="N0">
      <style:table-cell-properties fo:background-color="#ffcccc" style:vertical-align="automatic"/>
      <style:text-properties fo:color="#cc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Warning" style:family="table-cell" style:parent-style-name="Default" style:data-style-name="N0">
      <style:table-cell-properties fo:background-color="transparent" style:vertical-align="automatic"/>
      <style:text-properties fo:color="#cc0000"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Error" style:family="table-cell" style:parent-style-name="Default" style:data-style-name="N0">
      <style:table-cell-properties fo:background-color="#cc0000" style:vertical-align="automatic"/>
      <style:text-properties fo:color="#ffffff" style:font-name="Liberation Sans1" fo:font-family="'Liberation Sans'" fo:font-size="10pt" fo:font-weight="bold" style:font-name-asian="Liberation Sans1" style:font-family-asian="'Liberation Sans'" style:font-size-asian="10pt" style:font-weight-asian="bold" style:font-name-complex="Liberation Sans1" style:font-family-complex="'Liberation Sans'" style:font-size-complex="10pt" style:font-weight-complex="bold"/>
    </style:style>
    <style:style style:name="Accent" style:family="table-cell" style:parent-style-name="Default" style:data-style-name="N0">
      <style:table-cell-properties fo:background-color="transparent" style:vertical-align="automatic"/>
      <style:text-properties style:font-name="Liberation Sans1" fo:font-family="'Liberation Sans'" fo:font-size="10pt" fo:font-weight="bold" style:font-name-asian="Liberation Sans1" style:font-family-asian="'Liberation Sans'" style:font-size-asian="10pt" style:font-weight-asian="bold" style:font-name-complex="Liberation Sans1" style:font-family-complex="'Liberation Sans'" style:font-size-complex="10pt" style:font-weight-complex="bold"/>
    </style:style>
    <style:style style:name="Accent_20_1" style:display-name="Accent 1" style:family="table-cell" style:parent-style-name="Default" style:data-style-name="N0">
      <style:table-cell-properties fo:background-color="#000000" style:vertical-align="automatic"/>
      <style:text-properties fo:color="#ffffff"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Accent_20_2" style:display-name="Accent 2" style:family="table-cell" style:parent-style-name="Default" style:data-style-name="N0">
      <style:table-cell-properties fo:background-color="#808080" style:vertical-align="automatic"/>
      <style:text-properties fo:color="#ffffff" style:font-name="Liberation Sans1" fo:font-family="'Liberation Sans'" fo:font-size="10pt" style:font-name-asian="Liberation Sans1" style:font-family-asian="'Liberation Sans'" style:font-size-asian="10pt" style:font-name-complex="Liberation Sans1" style:font-family-complex="'Liberation Sans'" style:font-size-complex="10pt"/>
    </style:style>
    <style:style style:name="Accent_20_3" style:display-name="Accent 3" style:family="table-cell" style:parent-style-name="Default" style:data-style-name="N0">
      <style:table-cell-properties fo:background-color="#dddddd" style:vertical-align="automatic"/>
      <style:text-properties style:font-name="Liberation Sans1" fo:font-family="'Liberation Sans'" fo:font-size="10pt" fo:font-weight="bold" style:font-name-asian="Liberation Sans1" style:font-family-asian="'Liberation Sans'" style:font-size-asian="10pt" style:font-weight-asian="bold" style:font-name-complex="Liberation Sans1" style:font-family-complex="'Liberation Sans'" style:font-size-complex="10pt" style:font-weight-complex="bold"/>
    </style:style>
    <style:style style:name="Result" style:family="table-cell" style:parent-style-name="Default" style:data-style-name="N0">
      <style:table-cell-properties fo:background-color="transparent" style:vertical-align="automatic"/>
      <style:text-properties style:font-name="Liberation Sans1" fo:font-family="'Liberation Sans'" fo:font-size="10pt" fo:font-style="italic" style:text-underline-style="solid" style:text-underline-width="auto" style:text-underline-color="font-color" fo:font-weight="bold" style:font-name-asian="Liberation Sans1" style:font-family-asian="'Liberation Sans'" style:font-size-asian="10pt" style:font-style-asian="italic" style:font-weight-asian="bold" style:font-name-complex="Liberation Sans1" style:font-family-complex="'Liberation Sans'" style:font-size-complex="10pt" style:font-style-complex="italic" style:font-weight-complex="bold"/>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style:num-format="1" style:print-orientation="portrait" fo:margin-top="1.91cm" fo:margin-bottom="1.91cm" fo:margin-left="1.78cm" fo:margin-right="1.78cm" style:print-page-order="ltr" style:first-page-number="1" style:scale-to="100%" style:print="charts drawings objects"/>
      <style:header-style>
        <style:header-footer-properties fo:min-height="0cm" fo:margin-left="1.78cm" fo:margin-right="1.78cm" fo:margin-bottom="0cm"/>
      </style:header-style>
      <style:footer-style>
        <style:header-footer-properties fo:min-height="0cm" fo:margin-left="1.78cm" fo:margin-right="1.78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5-22">00/00/0000</text:date>, <text:time style:data-style-name="N2" text:time-value="09:32:29.930764207">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4.2$Linux_X86_64 LibreOffice_project/00$Build-2</meta:generator>
    <meta:initial-creator/>
    <dc:date>2023-05-22T13:23:05.779330617</dc:date>
    <meta:editing-cycles>421</meta:editing-cycles>
    <meta:editing-duration>P1DT7H18M28S</meta:editing-duration>
    <meta:document-statistic meta:table-count="1" meta:cell-count="96" meta:object-count="0"/>
  </office:meta>
</office:document-meta>
</file>